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2256in"/>
    </style:style>
    <style:style style:name="co16" style:family="table-column">
      <style:table-column-properties fo:break-before="auto" style:column-width="1.6972in"/>
    </style:style>
    <style:style style:name="co17" style:family="table-column">
      <style:table-column-properties fo:break-before="auto" style:column-width="1.8902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407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fleetid</text:p>
          </table:table-cell>
          <table:table-cell office:value-type="string">
            <text:p>fleetname</text:p>
          </table:table-cell>
          <table:table-cell office:value-type="string">
            <text:p>geometry/type</text:p>
          </table:table-cell>
          <table:table-cell office:value-type="string">
            <text:p>fleetType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  <table:table-cell office:value-type="string">
            <text:p>iconcolor</text:p>
          </table:table-cell>
          <table:table-cell office:value-type="string">
            <text:p>icon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7</text:p>
          </table:table-cell>
          <table:table-cell table:formula="of:=[.B2]" office:value-type="string" office:string-value="F01S027">
            <text:p>F01S02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9535">
            <text:p>78.549509535</text:p>
          </table:table-cell>
          <table:table-cell office:value-type="float" office:value="17.41988988259">
            <text:p>17.4198898826</text:p>
          </table:table-cell>
          <table:table-cell office:value-type="string">
            <text:p>red</text:p>
          </table:table-cell>
          <table:table-cell table:formula="of:=IF([.E2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1</text:p>
          </table:table-cell>
          <table:table-cell table:formula="of:=[.B3]" office:value-type="string" office:string-value="F01S051">
            <text:p>F01S05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609525">
            <text:p>78.5495360953</text:p>
          </table:table-cell>
          <table:table-cell office:value-type="float" office:value="17.41987837072">
            <text:p>17.4198783707</text:p>
          </table:table-cell>
          <table:table-cell office:value-type="string">
            <text:p>red</text:p>
          </table:table-cell>
          <table:table-cell table:formula="of:=IF([.E3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3</text:p>
          </table:table-cell>
          <table:table-cell table:formula="of:=[.B4]" office:value-type="string" office:string-value="F01S013">
            <text:p>F01S01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369488">
            <text:p>78.5495236949</text:p>
          </table:table-cell>
          <table:table-cell office:value-type="float" office:value="17.41992553741">
            <text:p>17.4199255374</text:p>
          </table:table-cell>
          <table:table-cell office:value-type="string">
            <text:p>green</text:p>
          </table:table-cell>
          <table:table-cell table:formula="of:=IF([.E4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0</text:p>
          </table:table-cell>
          <table:table-cell table:formula="of:=[.B5]" office:value-type="string" office:string-value="F01S040">
            <text:p>F01S04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302008">
            <text:p>78.5495530201</text:p>
          </table:table-cell>
          <table:table-cell office:value-type="float" office:value="17.4199170634">
            <text:p>17.4199170634</text:p>
          </table:table-cell>
          <table:table-cell office:value-type="string">
            <text:p>yellow</text:p>
          </table:table-cell>
          <table:table-cell table:formula="of:=IF([.E5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7</text:p>
          </table:table-cell>
          <table:table-cell table:formula="of:=[.B6]" office:value-type="string" office:string-value="F01S047">
            <text:p>F01S04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338917">
            <text:p>78.5495133892</text:p>
          </table:table-cell>
          <table:table-cell office:value-type="float" office:value="17.41987933005">
            <text:p>17.4198793301</text:p>
          </table:table-cell>
          <table:table-cell office:value-type="string">
            <text:p>red</text:p>
          </table:table-cell>
          <table:table-cell table:formula="of:=IF([.E6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4</text:p>
          </table:table-cell>
          <table:table-cell table:formula="of:=[.B7]" office:value-type="string" office:string-value="F00R04">
            <text:p>F00R04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120017">
            <text:p>78.5495120017</text:p>
          </table:table-cell>
          <table:table-cell office:value-type="float" office:value="17.41988908561">
            <text:p>17.4198890856</text:p>
          </table:table-cell>
          <table:table-cell office:value-type="string">
            <text:p>green</text:p>
          </table:table-cell>
          <table:table-cell table:formula="of:=IF([.E7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2</text:p>
          </table:table-cell>
          <table:table-cell table:formula="of:=[.B8]" office:value-type="string" office:string-value="F01S002">
            <text:p>F01S00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162966">
            <text:p>78.5495116297</text:p>
          </table:table-cell>
          <table:table-cell office:value-type="float" office:value="17.41994568318">
            <text:p>17.4199456832</text:p>
          </table:table-cell>
          <table:table-cell office:value-type="string">
            <text:p>green</text:p>
          </table:table-cell>
          <table:table-cell table:formula="of:=IF([.E8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S001</text:p>
          </table:table-cell>
          <table:table-cell table:formula="of:=[.B9]" office:value-type="string" office:string-value="F00S001">
            <text:p>F00S00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49761947">
            <text:p>78.5494976195</text:p>
          </table:table-cell>
          <table:table-cell office:value-type="float" office:value="17.41995251658">
            <text:p>17.4199525166</text:p>
          </table:table-cell>
          <table:table-cell office:value-type="string">
            <text:p>yellow</text:p>
          </table:table-cell>
          <table:table-cell table:formula="of:=IF([.E9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2</text:p>
          </table:table-cell>
          <table:table-cell table:formula="of:=[.B10]" office:value-type="string" office:string-value="F01S032">
            <text:p>F01S03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045214">
            <text:p>78.5495404521</text:p>
          </table:table-cell>
          <table:table-cell office:value-type="float" office:value="17.41992058091">
            <text:p>17.4199205809</text:p>
          </table:table-cell>
          <table:table-cell office:value-type="string">
            <text:p>red</text:p>
          </table:table-cell>
          <table:table-cell table:formula="of:=IF([.E10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5</text:p>
          </table:table-cell>
          <table:table-cell table:formula="of:=[.B11]" office:value-type="string" office:string-value="F01S025">
            <text:p>F01S02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132394">
            <text:p>78.5495013239</text:p>
          </table:table-cell>
          <table:table-cell office:value-type="float" office:value="17.41988220801">
            <text:p>17.419882208</text:p>
          </table:table-cell>
          <table:table-cell office:value-type="string">
            <text:p>yellow</text:p>
          </table:table-cell>
          <table:table-cell table:formula="of:=IF([.E11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9</text:p>
          </table:table-cell>
          <table:table-cell table:formula="of:=[.B12]" office:value-type="string" office:string-value="F01S049">
            <text:p>F01S04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637604">
            <text:p>78.549526376</text:p>
          </table:table-cell>
          <table:table-cell office:value-type="float" office:value="17.4198687775">
            <text:p>17.4198687775</text:p>
          </table:table-cell>
          <table:table-cell office:value-type="string">
            <text:p>red</text:p>
          </table:table-cell>
          <table:table-cell table:formula="of:=IF([.E12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2</text:p>
          </table:table-cell>
          <table:table-cell table:formula="of:=[.B13]" office:value-type="string" office:string-value="F01S012">
            <text:p>F01S01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514868">
            <text:p>78.5495151487</text:p>
          </table:table-cell>
          <table:table-cell office:value-type="float" office:value="17.41993385154">
            <text:p>17.4199338515</text:p>
          </table:table-cell>
          <table:table-cell office:value-type="string">
            <text:p>yellow</text:p>
          </table:table-cell>
          <table:table-cell table:formula="of:=IF([.E13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T01</text:p>
          </table:table-cell>
          <table:table-cell table:formula="of:=[.B14]" office:value-type="string" office:string-value="F00T01">
            <text:p>F00T01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7598464">
            <text:p>78.5494759846</text:p>
          </table:table-cell>
          <table:table-cell office:value-type="float" office:value="17.41992021474">
            <text:p>17.4199202147</text:p>
          </table:table-cell>
          <table:table-cell office:value-type="string">
            <text:p>red</text:p>
          </table:table-cell>
          <table:table-cell table:formula="of:=IF([.E14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R02</text:p>
          </table:table-cell>
          <table:table-cell table:formula="of:=[.B15]" office:value-type="string" office:string-value="F01R02">
            <text:p>F01R02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9615879">
            <text:p>78.5494961588</text:p>
          </table:table-cell>
          <table:table-cell office:value-type="float" office:value="17.41999331275">
            <text:p>17.4199933128</text:p>
          </table:table-cell>
          <table:table-cell office:value-type="string">
            <text:p>yellow</text:p>
          </table:table-cell>
          <table:table-cell table:formula="of:=IF([.E15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2</text:p>
          </table:table-cell>
          <table:table-cell table:formula="of:=[.B16]" office:value-type="string" office:string-value="F01S042">
            <text:p>F01S04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363601">
            <text:p>78.549543636</text:p>
          </table:table-cell>
          <table:table-cell office:value-type="float" office:value="17.41990810972">
            <text:p>17.4199081097</text:p>
          </table:table-cell>
          <table:table-cell office:value-type="string">
            <text:p>green</text:p>
          </table:table-cell>
          <table:table-cell table:formula="of:=IF([.E1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0</text:p>
          </table:table-cell>
          <table:table-cell table:formula="of:=[.B17]" office:value-type="string" office:string-value="F01S030">
            <text:p>F01S03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210294">
            <text:p>78.5495221029</text:p>
          </table:table-cell>
          <table:table-cell office:value-type="float" office:value="17.41990203401">
            <text:p>17.419902034</text:p>
          </table:table-cell>
          <table:table-cell office:value-type="string">
            <text:p>red</text:p>
          </table:table-cell>
          <table:table-cell table:formula="of:=IF([.E17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7</text:p>
          </table:table-cell>
          <table:table-cell table:formula="of:=[.B18]" office:value-type="string" office:string-value="F01S007">
            <text:p>F01S00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894398">
            <text:p>78.549538944</text:p>
          </table:table-cell>
          <table:table-cell office:value-type="float" office:value="17.41995591595">
            <text:p>17.419955916</text:p>
          </table:table-cell>
          <table:table-cell office:value-type="string">
            <text:p>yellow</text:p>
          </table:table-cell>
          <table:table-cell table:formula="of:=IF([.E1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5</text:p>
          </table:table-cell>
          <table:table-cell table:formula="of:=[.B19]" office:value-type="string" office:string-value="F01S055">
            <text:p>F01S05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586881">
            <text:p>78.5495558688</text:p>
          </table:table-cell>
          <table:table-cell office:value-type="float" office:value="17.41989659785">
            <text:p>17.4198965979</text:p>
          </table:table-cell>
          <table:table-cell office:value-type="string">
            <text:p>green</text:p>
          </table:table-cell>
          <table:table-cell table:formula="of:=IF([.E19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7</text:p>
          </table:table-cell>
          <table:table-cell table:formula="of:=[.B20]" office:value-type="string" office:string-value="F01S017">
            <text:p>F01S01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246301">
            <text:p>78.549542463</text:p>
          </table:table-cell>
          <table:table-cell office:value-type="float" office:value="17.41994328488">
            <text:p>17.4199432849</text:p>
          </table:table-cell>
          <table:table-cell office:value-type="string">
            <text:p>yellow</text:p>
          </table:table-cell>
          <table:table-cell table:formula="of:=IF([.E20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R04</text:p>
          </table:table-cell>
          <table:table-cell table:formula="of:=[.B21]" office:value-type="string" office:string-value="F01R04">
            <text:p>F01R04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6011661">
            <text:p>78.5494601166</text:p>
          </table:table-cell>
          <table:table-cell office:value-type="float" office:value="17.41993173218">
            <text:p>17.4199317322</text:p>
          </table:table-cell>
          <table:table-cell office:value-type="string">
            <text:p>green</text:p>
          </table:table-cell>
          <table:table-cell table:formula="of:=IF([.E21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1</text:p>
          </table:table-cell>
          <table:table-cell table:formula="of:=[.B22]" office:value-type="string" office:string-value="F01S031">
            <text:p>F01S03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57601">
            <text:p>78.5495357601</text:p>
          </table:table-cell>
          <table:table-cell office:value-type="float" office:value="17.41991626396">
            <text:p>17.419916264</text:p>
          </table:table-cell>
          <table:table-cell office:value-type="string">
            <text:p>yellow</text:p>
          </table:table-cell>
          <table:table-cell table:formula="of:=IF([.E22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3</text:p>
          </table:table-cell>
          <table:table-cell table:formula="of:=[.B23]" office:value-type="string" office:string-value="F01S043">
            <text:p>F01S04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947613">
            <text:p>78.5495294761</text:p>
          </table:table-cell>
          <table:table-cell office:value-type="float" office:value="17.41989467921">
            <text:p>17.4198946792</text:p>
          </table:table-cell>
          <table:table-cell office:value-type="string">
            <text:p>red</text:p>
          </table:table-cell>
          <table:table-cell table:formula="of:=IF([.E23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6</text:p>
          </table:table-cell>
          <table:table-cell table:formula="of:=[.B24]" office:value-type="string" office:string-value="F01S006">
            <text:p>F01S00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073293">
            <text:p>78.5495307329</text:p>
          </table:table-cell>
          <table:table-cell office:value-type="float" office:value="17.41996343064">
            <text:p>17.4199634306</text:p>
          </table:table-cell>
          <table:table-cell office:value-type="string">
            <text:p>yellow</text:p>
          </table:table-cell>
          <table:table-cell table:formula="of:=IF([.E24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6</text:p>
          </table:table-cell>
          <table:table-cell table:formula="of:=[.B25]" office:value-type="string" office:string-value="F00R06">
            <text:p>F00R06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4315212">
            <text:p>78.5495431521</text:p>
          </table:table-cell>
          <table:table-cell office:value-type="float" office:value="17.41991500958">
            <text:p>17.4199150096</text:p>
          </table:table-cell>
          <table:table-cell office:value-type="string">
            <text:p>red</text:p>
          </table:table-cell>
          <table:table-cell table:formula="of:=IF([.E25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3</text:p>
          </table:table-cell>
          <table:table-cell table:formula="of:=[.B26]" office:value-type="string" office:string-value="F01S053">
            <text:p>F01S05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782533">
            <text:p>78.5495478253</text:p>
          </table:table-cell>
          <table:table-cell office:value-type="float" office:value="17.41988892327">
            <text:p>17.4198889233</text:p>
          </table:table-cell>
          <table:table-cell office:value-type="string">
            <text:p>green</text:p>
          </table:table-cell>
          <table:table-cell table:formula="of:=IF([.E2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8</text:p>
          </table:table-cell>
          <table:table-cell table:formula="of:=[.B27]" office:value-type="string" office:string-value="F01S008">
            <text:p>F01S00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391681">
            <text:p>78.5495339168</text:p>
          </table:table-cell>
          <table:table-cell office:value-type="float" office:value="17.419951599">
            <text:p>17.419951599</text:p>
          </table:table-cell>
          <table:table-cell office:value-type="string">
            <text:p>red</text:p>
          </table:table-cell>
          <table:table-cell table:formula="of:=IF([.E27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2</text:p>
          </table:table-cell>
          <table:table-cell table:formula="of:=[.B28]" office:value-type="string" office:string-value="F00R02">
            <text:p>F00R02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6380464">
            <text:p>78.5494638046</text:p>
          </table:table-cell>
          <table:table-cell office:value-type="float" office:value="17.41993797021">
            <text:p>17.4199379702</text:p>
          </table:table-cell>
          <table:table-cell office:value-type="string">
            <text:p>red</text:p>
          </table:table-cell>
          <table:table-cell table:formula="of:=IF([.E28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8</text:p>
          </table:table-cell>
          <table:table-cell table:formula="of:=[.B29]" office:value-type="string" office:string-value="F01S038">
            <text:p>F01S03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6240414">
            <text:p>78.5495624041</text:p>
          </table:table-cell>
          <table:table-cell office:value-type="float" office:value="17.41992585719">
            <text:p>17.4199258572</text:p>
          </table:table-cell>
          <table:table-cell office:value-type="string">
            <text:p>red</text:p>
          </table:table-cell>
          <table:table-cell table:formula="of:=IF([.E29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5</text:p>
          </table:table-cell>
          <table:table-cell table:formula="of:=[.B30]" office:value-type="string" office:string-value="F01S045">
            <text:p>F01S04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143265">
            <text:p>78.5495214327</text:p>
          </table:table-cell>
          <table:table-cell office:value-type="float" office:value="17.41988716451">
            <text:p>17.4198871645</text:p>
          </table:table-cell>
          <table:table-cell office:value-type="string">
            <text:p>red</text:p>
          </table:table-cell>
          <table:table-cell table:formula="of:=IF([.E30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T03</text:p>
          </table:table-cell>
          <table:table-cell table:formula="of:=[.B31]" office:value-type="string" office:string-value="F00T03">
            <text:p>F00T03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2169294">
            <text:p>78.5495216929</text:p>
          </table:table-cell>
          <table:table-cell office:value-type="float" office:value="17.41986662918">
            <text:p>17.4198666292</text:p>
          </table:table-cell>
          <table:table-cell office:value-type="string">
            <text:p>green</text:p>
          </table:table-cell>
          <table:table-cell table:formula="of:=IF([.E31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4</text:p>
          </table:table-cell>
          <table:table-cell table:formula="of:=[.B32]" office:value-type="string" office:string-value="F01S004">
            <text:p>F01S00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168401">
            <text:p>78.549521684</text:p>
          </table:table-cell>
          <table:table-cell office:value-type="float" office:value="17.4199552764">
            <text:p>17.4199552764</text:p>
          </table:table-cell>
          <table:table-cell office:value-type="string">
            <text:p>yellow</text:p>
          </table:table-cell>
          <table:table-cell table:formula="of:=IF([.E32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R05</text:p>
          </table:table-cell>
          <table:table-cell table:formula="of:=[.B33]" office:value-type="string" office:string-value="F01R05">
            <text:p>F01R05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8056845">
            <text:p>78.5494805685</text:p>
          </table:table-cell>
          <table:table-cell office:value-type="float" office:value="17.41990614025">
            <text:p>17.4199061403</text:p>
          </table:table-cell>
          <table:table-cell office:value-type="string">
            <text:p>green</text:p>
          </table:table-cell>
          <table:table-cell table:formula="of:=IF([.E33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1</text:p>
          </table:table-cell>
          <table:table-cell table:formula="of:=[.B34]" office:value-type="string" office:string-value="F01S021">
            <text:p>F01S02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023472">
            <text:p>78.5495002347</text:p>
          </table:table-cell>
          <table:table-cell office:value-type="float" office:value="17.41990651085">
            <text:p>17.4199065109</text:p>
          </table:table-cell>
          <table:table-cell office:value-type="string">
            <text:p>red</text:p>
          </table:table-cell>
          <table:table-cell table:formula="of:=IF([.E34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9</text:p>
          </table:table-cell>
          <table:table-cell table:formula="of:=[.B35]" office:value-type="string" office:string-value="F01S059">
            <text:p>F01S05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7396665">
            <text:p>78.5495739667</text:p>
          </table:table-cell>
          <table:table-cell office:value-type="float" office:value="17.41991402554">
            <text:p>17.4199140255</text:p>
          </table:table-cell>
          <table:table-cell office:value-type="string">
            <text:p>yellow</text:p>
          </table:table-cell>
          <table:table-cell table:formula="of:=IF([.E35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0</text:p>
          </table:table-cell>
          <table:table-cell table:formula="of:=[.B36]" office:value-type="string" office:string-value="F01S010">
            <text:p>F01S01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453274">
            <text:p>78.5495245327</text:p>
          </table:table-cell>
          <table:table-cell office:value-type="float" office:value="17.41994232555">
            <text:p>17.4199423256</text:p>
          </table:table-cell>
          <table:table-cell office:value-type="string">
            <text:p>green</text:p>
          </table:table-cell>
          <table:table-cell table:formula="of:=IF([.E3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5</text:p>
          </table:table-cell>
          <table:table-cell table:formula="of:=[.B37]" office:value-type="string" office:string-value="F01S035">
            <text:p>F01S03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402551">
            <text:p>78.5495540255</text:p>
          </table:table-cell>
          <table:table-cell office:value-type="float" office:value="17.41993321199">
            <text:p>17.419933212</text:p>
          </table:table-cell>
          <table:table-cell office:value-type="string">
            <text:p>yellow</text:p>
          </table:table-cell>
          <table:table-cell table:formula="of:=IF([.E37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8</text:p>
          </table:table-cell>
          <table:table-cell table:formula="of:=[.B38]" office:value-type="string" office:string-value="F01S028">
            <text:p>F01S02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405946">
            <text:p>78.5495140595</text:p>
          </table:table-cell>
          <table:table-cell office:value-type="float" office:value="17.41989419955">
            <text:p>17.4198941996</text:p>
          </table:table-cell>
          <table:table-cell office:value-type="string">
            <text:p>yellow</text:p>
          </table:table-cell>
          <table:table-cell table:formula="of:=IF([.E3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T01</text:p>
          </table:table-cell>
          <table:table-cell table:formula="of:=[.B39]" office:value-type="string" office:string-value="F01ST01">
            <text:p>F01ST01</text:p>
          </table:table-cell>
          <table:table-cell office:value-type="string">
            <text:p>Point</text:p>
          </table:table-cell>
          <table:table-cell office:value-type="string">
            <text:p>stairways</text:p>
          </table:table-cell>
          <table:table-cell office:value-type="float" office:value="78.54945246979">
            <text:p>78.5494524698</text:p>
          </table:table-cell>
          <table:table-cell office:value-type="float" office:value="17.41994951982">
            <text:p>17.4199495198</text:p>
          </table:table-cell>
          <table:table-cell office:value-type="string">
            <text:p>red</text:p>
          </table:table-cell>
          <table:table-cell table:formula="of:=IF([.E39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2</text:p>
          </table:table-cell>
          <table:table-cell table:formula="of:=[.B40]" office:value-type="string" office:string-value="F01S052">
            <text:p>F01S05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028456">
            <text:p>78.5495402846</text:p>
          </table:table-cell>
          <table:table-cell office:value-type="float" office:value="17.41988220801">
            <text:p>17.419882208</text:p>
          </table:table-cell>
          <table:table-cell office:value-type="string">
            <text:p>red</text:p>
          </table:table-cell>
          <table:table-cell table:formula="of:=IF([.E40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4</text:p>
          </table:table-cell>
          <table:table-cell table:formula="of:=[.B41]" office:value-type="string" office:string-value="F01S014">
            <text:p>F01S01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838691">
            <text:p>78.5495283869</text:p>
          </table:table-cell>
          <table:table-cell office:value-type="float" office:value="17.41992985436">
            <text:p>17.4199298544</text:p>
          </table:table-cell>
          <table:table-cell office:value-type="string">
            <text:p>green</text:p>
          </table:table-cell>
          <table:table-cell table:formula="of:=IF([.E41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3</text:p>
          </table:table-cell>
          <table:table-cell table:formula="of:=[.B42]" office:value-type="string" office:string-value="F00R03">
            <text:p>F00R03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9498532">
            <text:p>78.5494949853</text:p>
          </table:table-cell>
          <table:table-cell office:value-type="float" office:value="17.41990741984">
            <text:p>17.4199074198</text:p>
          </table:table-cell>
          <table:table-cell office:value-type="string">
            <text:p>yellow</text:p>
          </table:table-cell>
          <table:table-cell table:formula="of:=IF([.E42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3</text:p>
          </table:table-cell>
          <table:table-cell table:formula="of:=[.B43]" office:value-type="string" office:string-value="F01S023">
            <text:p>F01S02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49235881">
            <text:p>78.5494923588</text:p>
          </table:table-cell>
          <table:table-cell office:value-type="float" office:value="17.41989819672">
            <text:p>17.4198981967</text:p>
          </table:table-cell>
          <table:table-cell office:value-type="string">
            <text:p>red</text:p>
          </table:table-cell>
          <table:table-cell table:formula="of:=IF([.E43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7</text:p>
          </table:table-cell>
          <table:table-cell table:formula="of:=[.B44]" office:value-type="string" office:string-value="F01S057">
            <text:p>F01S05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6374472">
            <text:p>78.5495637447</text:p>
          </table:table-cell>
          <table:table-cell office:value-type="float" office:value="17.41990363288">
            <text:p>17.4199036329</text:p>
          </table:table-cell>
          <table:table-cell office:value-type="string">
            <text:p>yellow</text:p>
          </table:table-cell>
          <table:table-cell table:formula="of:=IF([.E44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3</text:p>
          </table:table-cell>
          <table:table-cell table:formula="of:=[.B45]" office:value-type="string" office:string-value="F01S003">
            <text:p>F01S00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632169">
            <text:p>78.5495163217</text:p>
          </table:table-cell>
          <table:table-cell office:value-type="float" office:value="17.41995031991">
            <text:p>17.4199503199</text:p>
          </table:table-cell>
          <table:table-cell office:value-type="string">
            <text:p>green</text:p>
          </table:table-cell>
          <table:table-cell table:formula="of:=IF([.E45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3</text:p>
          </table:table-cell>
          <table:table-cell table:formula="of:=[.B46]" office:value-type="string" office:string-value="F01S033">
            <text:p>F01S033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514417">
            <text:p>78.5495451442</text:p>
          </table:table-cell>
          <table:table-cell office:value-type="float" office:value="17.41992521764">
            <text:p>17.4199252176</text:p>
          </table:table-cell>
          <table:table-cell office:value-type="string">
            <text:p>yellow</text:p>
          </table:table-cell>
          <table:table-cell table:formula="of:=IF([.E4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6</text:p>
          </table:table-cell>
          <table:table-cell table:formula="of:=[.B47]" office:value-type="string" office:string-value="F01S026">
            <text:p>F01S02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534568">
            <text:p>78.5495053457</text:p>
          </table:table-cell>
          <table:table-cell office:value-type="float" office:value="17.41988620519">
            <text:p>17.4198862052</text:p>
          </table:table-cell>
          <table:table-cell office:value-type="string">
            <text:p>red</text:p>
          </table:table-cell>
          <table:table-cell table:formula="of:=IF([.E47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0</text:p>
          </table:table-cell>
          <table:table-cell table:formula="of:=[.B48]" office:value-type="string" office:string-value="F01S050">
            <text:p>F01S05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157079">
            <text:p>78.5495315708</text:p>
          </table:table-cell>
          <table:table-cell office:value-type="float" office:value="17.419873734">
            <text:p>17.419873734</text:p>
          </table:table-cell>
          <table:table-cell office:value-type="string">
            <text:p>yellow</text:p>
          </table:table-cell>
          <table:table-cell table:formula="of:=IF([.E4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6</text:p>
          </table:table-cell>
          <table:table-cell table:formula="of:=[.B49]" office:value-type="string" office:string-value="F01S036">
            <text:p>F01S03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854997">
            <text:p>78.54955855</text:p>
          </table:table-cell>
          <table:table-cell office:value-type="float" office:value="17.41993752894">
            <text:p>17.4199375289</text:p>
          </table:table-cell>
          <table:table-cell office:value-type="string">
            <text:p>yellow</text:p>
          </table:table-cell>
          <table:table-cell table:formula="of:=IF([.E49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5</text:p>
          </table:table-cell>
          <table:table-cell table:formula="of:=[.B50]" office:value-type="string" office:string-value="F00R05">
            <text:p>F00R05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2650128">
            <text:p>78.5495265013</text:p>
          </table:table-cell>
          <table:table-cell office:value-type="float" office:value="17.41989574353">
            <text:p>17.4198957435</text:p>
          </table:table-cell>
          <table:table-cell office:value-type="string">
            <text:p>yellow</text:p>
          </table:table-cell>
          <table:table-cell table:formula="of:=IF([.E50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R01</text:p>
          </table:table-cell>
          <table:table-cell table:formula="of:=[.B51]" office:value-type="string" office:string-value="F01R01">
            <text:p>F01R01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8325066">
            <text:p>78.5494832507</text:p>
          </table:table-cell>
          <table:table-cell office:value-type="float" office:value="17.41998179638">
            <text:p>17.4199817964</text:p>
          </table:table-cell>
          <table:table-cell office:value-type="string">
            <text:p>red</text:p>
          </table:table-cell>
          <table:table-cell table:formula="of:=IF([.E51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1</text:p>
          </table:table-cell>
          <table:table-cell table:formula="of:=[.B52]" office:value-type="string" office:string-value="F01S041">
            <text:p>F01S04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832805">
            <text:p>78.5495483281</text:p>
          </table:table-cell>
          <table:table-cell office:value-type="float" office:value="17.41991242667">
            <text:p>17.4199124267</text:p>
          </table:table-cell>
          <table:table-cell office:value-type="string">
            <text:p>green</text:p>
          </table:table-cell>
          <table:table-cell table:formula="of:=IF([.E52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8</text:p>
          </table:table-cell>
          <table:table-cell table:formula="of:=[.B53]" office:value-type="string" office:string-value="F01S048">
            <text:p>F01S04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903228">
            <text:p>78.5495090323</text:p>
          </table:table-cell>
          <table:table-cell office:value-type="float" office:value="17.41987501309">
            <text:p>17.4198750131</text:p>
          </table:table-cell>
          <table:table-cell office:value-type="string">
            <text:p>green</text:p>
          </table:table-cell>
          <table:table-cell table:formula="of:=IF([.E53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7</text:p>
          </table:table-cell>
          <table:table-cell table:formula="of:=[.B54]" office:value-type="string" office:string-value="F00R07">
            <text:p>F00R07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0793484">
            <text:p>78.5495079348</text:p>
          </table:table-cell>
          <table:table-cell office:value-type="float" office:value="17.41994522668">
            <text:p>17.4199452267</text:p>
          </table:table-cell>
          <table:table-cell office:value-type="string">
            <text:p>green</text:p>
          </table:table-cell>
          <table:table-cell table:formula="of:=IF([.E54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1</text:p>
          </table:table-cell>
          <table:table-cell table:formula="of:=[.B55]" office:value-type="string" office:string-value="F01S001">
            <text:p>F01S00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693762">
            <text:p>78.5495069376</text:p>
          </table:table-cell>
          <table:table-cell office:value-type="float" office:value="17.41994136623">
            <text:p>17.4199413662</text:p>
          </table:table-cell>
          <table:table-cell office:value-type="string">
            <text:p>green</text:p>
          </table:table-cell>
          <table:table-cell table:formula="of:=IF([.E55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4</text:p>
          </table:table-cell>
          <table:table-cell table:formula="of:=[.B56]" office:value-type="string" office:string-value="F01S024">
            <text:p>F01S02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48833707">
            <text:p>78.5494883371</text:p>
          </table:table-cell>
          <table:table-cell office:value-type="float" office:value="17.41989451932">
            <text:p>17.4198945193</text:p>
          </table:table-cell>
          <table:table-cell office:value-type="string">
            <text:p>red</text:p>
          </table:table-cell>
          <table:table-cell table:formula="of:=IF([.E5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6</text:p>
          </table:table-cell>
          <table:table-cell table:formula="of:=[.B57]" office:value-type="string" office:string-value="F01S056">
            <text:p>F01S05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972298">
            <text:p>78.549559723</text:p>
          </table:table-cell>
          <table:table-cell office:value-type="float" office:value="17.41990011537">
            <text:p>17.4199001154</text:p>
          </table:table-cell>
          <table:table-cell office:value-type="string">
            <text:p>red</text:p>
          </table:table-cell>
          <table:table-cell table:formula="of:=IF([.E57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8</text:p>
          </table:table-cell>
          <table:table-cell table:formula="of:=[.B58]" office:value-type="string" office:string-value="F01S018">
            <text:p>F01S01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765776">
            <text:p>78.5495476578</text:p>
          </table:table-cell>
          <table:table-cell office:value-type="float" office:value="17.41994808149">
            <text:p>17.4199480815</text:p>
          </table:table-cell>
          <table:table-cell office:value-type="string">
            <text:p>yellow</text:p>
          </table:table-cell>
          <table:table-cell table:formula="of:=IF([.E5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R03</text:p>
          </table:table-cell>
          <table:table-cell table:formula="of:=[.B59]" office:value-type="string" office:string-value="F01R03">
            <text:p>F01R03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1694591">
            <text:p>78.5495169459</text:p>
          </table:table-cell>
          <table:table-cell office:value-type="float" office:value="17.4199741188">
            <text:p>17.4199741188</text:p>
          </table:table-cell>
          <table:table-cell office:value-type="string">
            <text:p>yellow</text:p>
          </table:table-cell>
          <table:table-cell table:formula="of:=IF([.E59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9</text:p>
          </table:table-cell>
          <table:table-cell table:formula="of:=[.B60]" office:value-type="string" office:string-value="F01S019">
            <text:p>F01S01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928364">
            <text:p>78.5495092836</text:p>
          </table:table-cell>
          <table:table-cell office:value-type="float" office:value="17.41991466509">
            <text:p>17.4199146651</text:p>
          </table:table-cell>
          <table:table-cell office:value-type="string">
            <text:p>red</text:p>
          </table:table-cell>
          <table:table-cell table:formula="of:=IF([.E60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9</text:p>
          </table:table-cell>
          <table:table-cell table:formula="of:=[.B61]" office:value-type="string" office:string-value="F01S029">
            <text:p>F01S02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824877">
            <text:p>78.5495182488</text:p>
          </table:table-cell>
          <table:table-cell office:value-type="float" office:value="17.41989835661">
            <text:p>17.4198983566</text:p>
          </table:table-cell>
          <table:table-cell office:value-type="string">
            <text:p>yellow</text:p>
          </table:table-cell>
          <table:table-cell table:formula="of:=IF([.E61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T02</text:p>
          </table:table-cell>
          <table:table-cell table:formula="of:=[.B62]" office:value-type="string" office:string-value="F00T02">
            <text:p>F00T02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8137046">
            <text:p>78.5494813705</text:p>
          </table:table-cell>
          <table:table-cell office:value-type="float" office:value="17.41991451421">
            <text:p>17.4199145142</text:p>
          </table:table-cell>
          <table:table-cell office:value-type="string">
            <text:p>green</text:p>
          </table:table-cell>
          <table:table-cell table:formula="of:=IF([.E62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4</text:p>
          </table:table-cell>
          <table:table-cell table:formula="of:=[.B63]" office:value-type="string" office:string-value="F01S054">
            <text:p>F01S05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218222">
            <text:p>78.5495521822</text:p>
          </table:table-cell>
          <table:table-cell office:value-type="float" office:value="17.41989212101">
            <text:p>17.419892121</text:p>
          </table:table-cell>
          <table:table-cell office:value-type="string">
            <text:p>red</text:p>
          </table:table-cell>
          <table:table-cell table:formula="of:=IF([.E63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6</text:p>
          </table:table-cell>
          <table:table-cell table:formula="of:=[.B64]" office:value-type="string" office:string-value="F01S016">
            <text:p>F01S01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844127">
            <text:p>78.5495384413</text:p>
          </table:table-cell>
          <table:table-cell office:value-type="float" office:value="17.41993944759">
            <text:p>17.4199394476</text:p>
          </table:table-cell>
          <table:table-cell office:value-type="string">
            <text:p>green</text:p>
          </table:table-cell>
          <table:table-cell table:formula="of:=IF([.E64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R01</text:p>
          </table:table-cell>
          <table:table-cell table:formula="of:=[.B65]" office:value-type="string" office:string-value="F00R01">
            <text:p>F00R01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4918002">
            <text:p>78.5494918002</text:p>
          </table:table-cell>
          <table:table-cell office:value-type="float" office:value="17.41996196264">
            <text:p>17.4199619626</text:p>
          </table:table-cell>
          <table:table-cell office:value-type="string">
            <text:p>yellow</text:p>
          </table:table-cell>
          <table:table-cell table:formula="of:=IF([.E65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7</text:p>
          </table:table-cell>
          <table:table-cell table:formula="of:=[.B66]" office:value-type="string" office:string-value="F01S037">
            <text:p>F01S037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6743132">
            <text:p>78.5495674313</text:p>
          </table:table-cell>
          <table:table-cell office:value-type="float" office:value="17.41993017414">
            <text:p>17.4199301741</text:p>
          </table:table-cell>
          <table:table-cell office:value-type="string">
            <text:p>yellow</text:p>
          </table:table-cell>
          <table:table-cell table:formula="of:=IF([.E66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4</text:p>
          </table:table-cell>
          <table:table-cell table:formula="of:=[.B67]" office:value-type="string" office:string-value="F01S044">
            <text:p>F01S04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528682">
            <text:p>78.5495252868</text:p>
          </table:table-cell>
          <table:table-cell office:value-type="float" office:value="17.41989116169">
            <text:p>17.4198911617</text:p>
          </table:table-cell>
          <table:table-cell office:value-type="string">
            <text:p>yellow</text:p>
          </table:table-cell>
          <table:table-cell table:formula="of:=IF([.E67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5</text:p>
          </table:table-cell>
          <table:table-cell table:formula="of:=[.B68]" office:value-type="string" office:string-value="F01S005">
            <text:p>F01S00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570575">
            <text:p>78.5495257058</text:p>
          </table:table-cell>
          <table:table-cell office:value-type="float" office:value="17.41995911369">
            <text:p>17.4199591137</text:p>
          </table:table-cell>
          <table:table-cell office:value-type="string">
            <text:p>yellow</text:p>
          </table:table-cell>
          <table:table-cell table:formula="of:=IF([.E6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0</text:p>
          </table:table-cell>
          <table:table-cell table:formula="of:=[.B69]" office:value-type="string" office:string-value="F01S020">
            <text:p>F01S02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425646">
            <text:p>78.5495042565</text:p>
          </table:table-cell>
          <table:table-cell office:value-type="float" office:value="17.41991034814">
            <text:p>17.4199103481</text:p>
          </table:table-cell>
          <table:table-cell office:value-type="string">
            <text:p>yellow</text:p>
          </table:table-cell>
          <table:table-cell table:formula="of:=IF([.E69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60</text:p>
          </table:table-cell>
          <table:table-cell table:formula="of:=[.B70]" office:value-type="string" office:string-value="F01S060">
            <text:p>F01S060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7865868">
            <text:p>78.5495786587</text:p>
          </table:table-cell>
          <table:table-cell office:value-type="float" office:value="17.41991850238">
            <text:p>17.4199185024</text:p>
          </table:table-cell>
          <table:table-cell office:value-type="string">
            <text:p>yellow</text:p>
          </table:table-cell>
          <table:table-cell table:formula="of:=IF([.E70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09</text:p>
          </table:table-cell>
          <table:table-cell table:formula="of:=[.B71]" office:value-type="string" office:string-value="F01S009">
            <text:p>F01S00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2972749">
            <text:p>78.5495297275</text:p>
          </table:table-cell>
          <table:table-cell office:value-type="float" office:value="17.41994696228">
            <text:p>17.4199469623</text:p>
          </table:table-cell>
          <table:table-cell office:value-type="string">
            <text:p>green</text:p>
          </table:table-cell>
          <table:table-cell table:formula="of:=IF([.E71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9</text:p>
          </table:table-cell>
          <table:table-cell table:formula="of:=[.B72]" office:value-type="string" office:string-value="F01S039">
            <text:p>F01S039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5787968">
            <text:p>78.5495578797</text:p>
          </table:table-cell>
          <table:table-cell office:value-type="float" office:value="17.41992138035">
            <text:p>17.4199213804</text:p>
          </table:table-cell>
          <table:table-cell office:value-type="string">
            <text:p>green</text:p>
          </table:table-cell>
          <table:table-cell table:formula="of:=IF([.E72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S002</text:p>
          </table:table-cell>
          <table:table-cell table:formula="of:=[.B73]" office:value-type="string" office:string-value="F00S002">
            <text:p>F00S00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0877435">
            <text:p>78.5495087744</text:p>
          </table:table-cell>
          <table:table-cell office:value-type="float" office:value="17.41996157468">
            <text:p>17.4199615747</text:p>
          </table:table-cell>
          <table:table-cell office:value-type="string">
            <text:p>green</text:p>
          </table:table-cell>
          <table:table-cell table:formula="of:=IF([.E73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46</text:p>
          </table:table-cell>
          <table:table-cell table:formula="of:=[.B74]" office:value-type="string" office:string-value="F01S046">
            <text:p>F01S046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707576">
            <text:p>78.5495170758</text:p>
          </table:table-cell>
          <table:table-cell office:value-type="float" office:value="17.41988316734">
            <text:p>17.4198831673</text:p>
          </table:table-cell>
          <table:table-cell office:value-type="string">
            <text:p>red</text:p>
          </table:table-cell>
          <table:table-cell table:formula="of:=IF([.E74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5</text:p>
          </table:table-cell>
          <table:table-cell table:formula="of:=[.B75]" office:value-type="string" office:string-value="F01S015">
            <text:p>F01S015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3307894">
            <text:p>78.5495330789</text:p>
          </table:table-cell>
          <table:table-cell office:value-type="float" office:value="17.41993449109">
            <text:p>17.4199344911</text:p>
          </table:table-cell>
          <table:table-cell office:value-type="string">
            <text:p>yellow</text:p>
          </table:table-cell>
          <table:table-cell table:formula="of:=IF([.E75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22</text:p>
          </table:table-cell>
          <table:table-cell table:formula="of:=[.B76]" office:value-type="string" office:string-value="F01S022">
            <text:p>F01S022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49654812">
            <text:p>78.5494965481</text:p>
          </table:table-cell>
          <table:table-cell office:value-type="float" office:value="17.41990251367">
            <text:p>17.4199025137</text:p>
          </table:table-cell>
          <table:table-cell office:value-type="string">
            <text:p>yellow</text:p>
          </table:table-cell>
          <table:table-cell table:formula="of:=IF([.E76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T04</text:p>
          </table:table-cell>
          <table:table-cell table:formula="of:=[.B77]" office:value-type="string" office:string-value="F00T04">
            <text:p>F00T04</text:p>
          </table:table-cell>
          <table:table-cell office:value-type="string">
            <text:p>Point</text:p>
          </table:table-cell>
          <table:table-cell office:value-type="string">
            <text:p>Room</text:p>
          </table:table-cell>
          <table:table-cell office:value-type="float" office:value="78.54953121113">
            <text:p>78.5495312111</text:p>
          </table:table-cell>
          <table:table-cell office:value-type="float" office:value="17.41987521546">
            <text:p>17.4198752155</text:p>
          </table:table-cell>
          <table:table-cell office:value-type="string">
            <text:p>yellow</text:p>
          </table:table-cell>
          <table:table-cell table:formula="of:=IF([.E77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58</text:p>
          </table:table-cell>
          <table:table-cell table:formula="of:=[.B78]" office:value-type="string" office:string-value="F01S058">
            <text:p>F01S058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6793404">
            <text:p>78.549567934</text:p>
          </table:table-cell>
          <table:table-cell office:value-type="float" office:value="17.41990747017">
            <text:p>17.4199074702</text:p>
          </table:table-cell>
          <table:table-cell office:value-type="string">
            <text:p>yellow</text:p>
          </table:table-cell>
          <table:table-cell table:formula="of:=IF([.E78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11</text:p>
          </table:table-cell>
          <table:table-cell table:formula="of:=[.B79]" office:value-type="string" office:string-value="F01S011">
            <text:p>F01S01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1984071">
            <text:p>78.5495198407</text:p>
          </table:table-cell>
          <table:table-cell office:value-type="float" office:value="17.41993816849">
            <text:p>17.4199381685</text:p>
          </table:table-cell>
          <table:table-cell office:value-type="string">
            <text:p>red</text:p>
          </table:table-cell>
          <table:table-cell table:formula="of:=IF([.E79]=&quot;Seat&quot;;&quot;&quot;;&quot;star&quot;)">
            <text:p/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00ST01</text:p>
          </table:table-cell>
          <table:table-cell table:formula="of:=[.B80]" office:value-type="string" office:string-value="F00ST01">
            <text:p>F00ST01</text:p>
          </table:table-cell>
          <table:table-cell office:value-type="string">
            <text:p>Point</text:p>
          </table:table-cell>
          <table:table-cell office:value-type="string">
            <text:p>stairways</text:p>
          </table:table-cell>
          <table:table-cell office:value-type="float" office:value="78.54945420037">
            <text:p>78.5494542004</text:p>
          </table:table-cell>
          <table:table-cell office:value-type="float" office:value="17.41995298736">
            <text:p>17.4199529874</text:p>
          </table:table-cell>
          <table:table-cell office:value-type="string">
            <text:p>red</text:p>
          </table:table-cell>
          <table:table-cell table:formula="of:=IF([.E80]=&quot;Seat&quot;;&quot;&quot;;&quot;star&quot;)" office:value-type="string" office:string-value="star">
            <text:p>st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34</text:p>
          </table:table-cell>
          <table:table-cell table:formula="of:=[.B81]" office:value-type="string" office:string-value="F01S034">
            <text:p>F01S034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5498362">
            <text:p>78.5495498362</text:p>
          </table:table-cell>
          <table:table-cell office:value-type="float" office:value="17.41992905493">
            <text:p>17.4199290549</text:p>
          </table:table-cell>
          <table:table-cell office:value-type="string">
            <text:p>red</text:p>
          </table:table-cell>
          <table:table-cell table:formula="of:=IF([.E81]=&quot;Seat&quot;;&quot;&quot;;&quot;star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01S061</text:p>
          </table:table-cell>
          <table:table-cell table:formula="of:=[.B82]" office:value-type="string" office:string-value="F01S061">
            <text:p>F01S061</text:p>
          </table:table-cell>
          <table:table-cell office:value-type="string">
            <text:p>Point</text:p>
          </table:table-cell>
          <table:table-cell office:value-type="string">
            <text:p>Seat</text:p>
          </table:table-cell>
          <table:table-cell office:value-type="float" office:value="78.54947357443">
            <text:p>78.5494735744</text:p>
          </table:table-cell>
          <table:table-cell office:value-type="float" office:value="17.41991247565">
            <text:p>17.4199124757</text:p>
          </table:table-cell>
          <table:table-cell office:value-type="string">
            <text:p>red</text:p>
          </table:table-cell>
          <table:table-cell table:formula="of:=IF([.E82]=&quot;Seat&quot;;&quot;&quot;;&quot;star&quot;)">
            <text:p/>
          </table:table-cell>
        </table:table-row>
      </table:table>
      <table:table table:name="result (2)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9" table:number-columns-repeated="2" table:default-cell-style-name="Default"/>
        <table:table-column table:style-name="co16" table:number-columns-repeated="2" table:default-cell-style-name="Default"/>
        <table:table-column table:style-name="co9" table:number-columns-repeated="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properties/indoor:area</text:p>
          </table:table-cell>
          <table:table-cell office:value-type="string">
            <text:p>properties/indoor:level</text:p>
          </table:table-cell>
          <table:table-cell office:value-type="string">
            <text:p>properties/indoor:level:name</text:p>
          </table:table-cell>
          <table:table-cell office:value-type="string">
            <text:p>level</text:p>
          </table:table-cell>
          <table:table-cell office:value-type="string">
            <text:p>name</text:p>
          </table:table-cell>
          <table:table-cell office:value-type="string">
            <text:p>geometry/type</text:p>
          </table:table-cell>
          <table:table-cell office:value-type="string">
            <text:p>geometry/coordinates/0/0/0</text:p>
          </table:table-cell>
          <table:table-cell office:value-type="string">
            <text:p>geometry/coordinates/0/0/1</text:p>
          </table:table-cell>
          <table:table-cell office:value-type="string">
            <text:p>geometry/coordinates/0/1/0</text:p>
          </table:table-cell>
          <table:table-cell office:value-type="string">
            <text:p>geometry/coordinates/0/1/1</text:p>
          </table:table-cell>
          <table:table-cell office:value-type="string">
            <text:p>geometry/coordinates/0/2/0</text:p>
          </table:table-cell>
          <table:table-cell office:value-type="string">
            <text:p>geometry/coordinates/0/2/1</text:p>
          </table:table-cell>
          <table:table-cell office:value-type="string">
            <text:p>geometry/coordinates/0/3/0</text:p>
          </table:table-cell>
          <table:table-cell office:value-type="string">
            <text:p>geometry/coordinates/0/3/1</text:p>
          </table:table-cell>
          <table:table-cell office:value-type="string">
            <text:p>geometry/coordinates/0/4/0</text:p>
          </table:table-cell>
          <table:table-cell office:value-type="string">
            <text:p>geometry/coordinates/0/4/1</text:p>
          </table:table-cell>
          <table:table-cell office:value-type="string">
            <text:p>fleetTyp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properties/amenity</text:p>
          </table:table-cell>
          <table:table-cell office:value-type="string">
            <text:p>properties/female</text:p>
          </table:table-cell>
          <table:table-cell office:value-type="string">
            <text:p>properties/male</text:p>
          </table:table-cell>
          <table:table-cell office:value-type="string">
            <text:p>geometry/coordinates/0/5/0</text:p>
          </table:table-cell>
          <table:table-cell office:value-type="string">
            <text:p>geometry/coordinates/0/5/1</text:p>
          </table:table-cell>
          <table:table-cell office:value-type="string">
            <text:p>properties/foot</text:p>
          </table:table-cell>
          <table:table-cell office:value-type="string">
            <text:p>properties/access</text:p>
          </table:table-cell>
          <table:table-cell office:value-type="string">
            <text:p>geometry/coordinates/0/0</text:p>
          </table:table-cell>
          <table:table-cell office:value-type="string">
            <text:p>geometry/coordinates/0/1</text:p>
          </table:table-cell>
          <table:table-cell office:value-type="string">
            <text:p>geometry/coordinates/1/0</text:p>
          </table:table-cell>
          <table:table-cell office:value-type="string">
            <text:p>geometry/coordinates/1/1</text:p>
          </table:table-cell>
          <table:table-cell office:value-type="string">
            <text:p>geometry/coordinates/0/6/0</text:p>
          </table:table-cell>
          <table:table-cell office:value-type="string">
            <text:p>geometry/coordinates/0/6/1</text:p>
          </table:table-cell>
          <table:table-cell office:value-type="string">
            <text:p>geometry/coordinates/2/0</text:p>
          </table:table-cell>
          <table:table-cell office:value-type="string">
            <text:p>geometry/coordinates/2/1</text:p>
          </table:table-cell>
          <table:table-cell office:value-type="string">
            <text:p>geometry/coordinates/0/7/0</text:p>
          </table:table-cell>
          <table:table-cell office:value-type="string">
            <text:p>geometry/coordinates/0/7/1</text:p>
          </table:table-cell>
          <table:table-cell office:value-type="string">
            <text:p>geometry/coordinates/0/8/0</text:p>
          </table:table-cell>
          <table:table-cell office:value-type="string">
            <text:p>geometry/coordinates/0/8/1</text:p>
          </table:table-cell>
          <table:table-cell office:value-type="string">
            <text:p>geometry/coordinates/0/9/0</text:p>
          </table:table-cell>
          <table:table-cell office:value-type="string">
            <text:p>geometry/coordinates/0/9/1</text:p>
          </table:table-cell>
          <table:table-cell office:value-type="string">
            <text:p>geometry/coordinates/0/10/0</text:p>
          </table:table-cell>
          <table:table-cell office:value-type="string">
            <text:p>geometry/coordinates/0/10/1</text:p>
          </table:table-cell>
          <table:table-cell office:value-type="string">
            <text:p>properties/building</text:p>
          </table:table-cell>
          <table:table-cell office:value-type="string">
            <text:p>properties/fleetName</text:p>
          </table:table-cell>
          <table:table-cell office:value-type="string">
            <text:p>geometry/coordinates/3/0</text:p>
          </table:table-cell>
          <table:table-cell office:value-type="string">
            <text:p>geometry/coordinates/3/1</text:p>
          </table:table-cell>
          <table:table-cell office:value-type="string">
            <text:p>geometry/coordinates/4/0</text:p>
          </table:table-cell>
          <table:table-cell office:value-type="string">
            <text:p>geometry/coordinates/4/1</text:p>
          </table:table-cell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01R03</text:p>
          </table:table-cell>
          <table:table-cell office:value-type="string">
            <text:p>Polygon</text:p>
          </table:table-cell>
          <table:table-cell office:value-type="float" office:value="78.54950492675">
            <text:p>78.5495049268</text:p>
          </table:table-cell>
          <table:table-cell office:value-type="float" office:value="17.41997334364">
            <text:p>17.4199733436</text:p>
          </table:table-cell>
          <table:table-cell office:value-type="float" office:value="78.54951598654">
            <text:p>78.5495159865</text:p>
          </table:table-cell>
          <table:table-cell office:value-type="float" office:value="17.41998389618">
            <text:p>17.4199838962</text:p>
          </table:table-cell>
          <table:table-cell office:value-type="float" office:value="78.54952972749">
            <text:p>78.5495297275</text:p>
          </table:table-cell>
          <table:table-cell office:value-type="float" office:value="17.41997126511">
            <text:p>17.4199712651</text:p>
          </table:table-cell>
          <table:table-cell office:value-type="float" office:value="78.54951850013">
            <text:p>78.5495185001</text:p>
          </table:table-cell>
          <table:table-cell office:value-type="float" office:value="17.41996055268">
            <text:p>17.4199605527</text:p>
          </table:table-cell>
          <table:table-cell office:value-type="float" office:value="78.54950492675">
            <text:p>78.5495049268</text:p>
          </table:table-cell>
          <table:table-cell office:value-type="float" office:value="17.41997334364">
            <text:p>17.4199733436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9535">
            <text:p>78.549509535</text:p>
          </table:table-cell>
          <table:table-cell office:value-type="float" office:value="17.41988988259">
            <text:p>17.419889882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609525">
            <text:p>78.5495360953</text:p>
          </table:table-cell>
          <table:table-cell office:value-type="float" office:value="17.41987837072">
            <text:p>17.419878370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369488">
            <text:p>78.5495236949</text:p>
          </table:table-cell>
          <table:table-cell office:value-type="float" office:value="17.41992553741">
            <text:p>17.4199255374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Toilets</text:p>
          </table:table-cell>
          <table:table-cell office:value-type="string">
            <text:p>Polygon</text:p>
          </table:table-cell>
          <table:table-cell office:value-type="float" office:value="78.54946866615">
            <text:p>78.5494686662</text:p>
          </table:table-cell>
          <table:table-cell office:value-type="float" office:value="17.41990757979">
            <text:p>17.4199075798</text:p>
          </table:table-cell>
          <table:table-cell office:value-type="float" office:value="78.54948425649">
            <text:p>78.5494842565</text:p>
          </table:table-cell>
          <table:table-cell office:value-type="float" office:value="17.41992293495">
            <text:p>17.419922935</text:p>
          </table:table-cell>
          <table:table-cell office:value-type="float" office:value="78.54949062673">
            <text:p>78.5494906267</text:p>
          </table:table-cell>
          <table:table-cell office:value-type="float" office:value="17.41991701682">
            <text:p>17.4199170168</text:p>
          </table:table-cell>
          <table:table-cell office:value-type="float" office:value="78.54947520403">
            <text:p>78.549475204</text:p>
          </table:table-cell>
          <table:table-cell office:value-type="float" office:value="17.41990182161">
            <text:p>17.4199018216</text:p>
          </table:table-cell>
          <table:table-cell office:value-type="float" office:value="78.54946866615">
            <text:p>78.5494686662</text:p>
          </table:table-cell>
          <table:table-cell office:value-type="float" office:value="17.41990757979">
            <text:p>17.4199075798</text:p>
          </table:table-cell>
          <table:table-cell table:number-columns-repeated="3"/>
          <table:table-cell office:value-type="string">
            <text:p>toilets</text:p>
          </table:table-cell>
          <table:table-cell office:value-type="string">
            <text:p>yes</text:p>
          </table:table-cell>
          <table:table-cell table:number-columns-repeated="27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302008">
            <text:p>78.5495530201</text:p>
          </table:table-cell>
          <table:table-cell office:value-type="float" office:value="17.4199170634">
            <text:p>17.419917063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338917">
            <text:p>78.5495133892</text:p>
          </table:table-cell>
          <table:table-cell office:value-type="float" office:value="17.41987933005">
            <text:p>17.4198793301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120017">
            <text:p>78.5495120017</text:p>
          </table:table-cell>
          <table:table-cell office:value-type="float" office:value="17.41988908561">
            <text:p>17.419889085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162966">
            <text:p>78.5495116297</text:p>
          </table:table-cell>
          <table:table-cell office:value-type="float" office:value="17.41994568318">
            <text:p>17.4199456832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1</text:p>
          </table:table-cell>
          <table:table-cell office:value-type="string">
            <text:p>Polygon</text:p>
          </table:table-cell>
          <table:table-cell office:value-type="float" office:value="78.54949347658">
            <text:p>78.5494934766</text:p>
          </table:table-cell>
          <table:table-cell office:value-type="float" office:value="17.41998067673">
            <text:p>17.4199806767</text:p>
          </table:table-cell>
          <table:table-cell office:value-type="float" office:value="78.5495129226">
            <text:p>78.5495129226</text:p>
          </table:table-cell>
          <table:table-cell office:value-type="float" office:value="17.41996244249">
            <text:p>17.4199624425</text:p>
          </table:table-cell>
          <table:table-cell office:value-type="float" office:value="78.54948911799">
            <text:p>78.549489118</text:p>
          </table:table-cell>
          <table:table-cell office:value-type="float" office:value="17.41993956971">
            <text:p>17.4199395697</text:p>
          </table:table-cell>
          <table:table-cell office:value-type="float" office:value="78.5494693367">
            <text:p>78.5494693367</text:p>
          </table:table-cell>
          <table:table-cell office:value-type="float" office:value="17.41995716415">
            <text:p>17.4199571642</text:p>
          </table:table-cell>
          <table:table-cell office:value-type="float" office:value="78.54949347658">
            <text:p>78.5494934766</text:p>
          </table:table-cell>
          <table:table-cell office:value-type="float" office:value="17.41998067673">
            <text:p>17.4199806767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S0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49761947">
            <text:p>78.5494976195</text:p>
          </table:table-cell>
          <table:table-cell office:value-type="float" office:value="17.41995251658">
            <text:p>17.419952516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045214">
            <text:p>78.5495404521</text:p>
          </table:table-cell>
          <table:table-cell office:value-type="float" office:value="17.41992058091">
            <text:p>17.419920580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132394">
            <text:p>78.5495013239</text:p>
          </table:table-cell>
          <table:table-cell office:value-type="float" office:value="17.41988220801">
            <text:p>17.419882208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637604">
            <text:p>78.549526376</text:p>
          </table:table-cell>
          <table:table-cell office:value-type="float" office:value="17.4198687775">
            <text:p>17.4198687775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514868">
            <text:p>78.5495151487</text:p>
          </table:table-cell>
          <table:table-cell office:value-type="float" office:value="17.41993385154">
            <text:p>17.4199338515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5</text:p>
          </table:table-cell>
          <table:table-cell office:value-type="string">
            <text:p>Polygon</text:p>
          </table:table-cell>
          <table:table-cell office:value-type="float" office:value="78.54952868057">
            <text:p>78.5495286806</text:p>
          </table:table-cell>
          <table:table-cell office:value-type="float" office:value="17.41988774605">
            <text:p>17.4198877461</text:p>
          </table:table-cell>
          <table:table-cell office:value-type="float" office:value="78.54952054315">
            <text:p>78.5495205432</text:p>
          </table:table-cell>
          <table:table-cell office:value-type="float" office:value="17.41989532718">
            <text:p>17.4198953272</text:p>
          </table:table-cell>
          <table:table-cell office:value-type="float" office:value="78.54952750711">
            <text:p>78.5495275071</text:p>
          </table:table-cell>
          <table:table-cell office:value-type="float" office:value="17.41990198156">
            <text:p>17.4199019816</text:p>
          </table:table-cell>
          <table:table-cell office:value-type="float" office:value="78.5495353861">
            <text:p>78.5495353861</text:p>
          </table:table-cell>
          <table:table-cell office:value-type="float" office:value="17.41989462388">
            <text:p>17.4198946239</text:p>
          </table:table-cell>
          <table:table-cell office:value-type="float" office:value="78.54952868057">
            <text:p>78.5495286806</text:p>
          </table:table-cell>
          <table:table-cell office:value-type="float" office:value="17.41988774605">
            <text:p>17.4198877461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00T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7598464">
            <text:p>78.5494759846</text:p>
          </table:table-cell>
          <table:table-cell office:value-type="float" office:value="17.41992021474">
            <text:p>17.4199202147</text:p>
          </table:table-cell>
          <table:table-cell office:value-type="string">
            <text:p>toilets</text:p>
          </table:table-cell>
          <table:table-cell/>
          <table:table-cell office:value-type="string">
            <text:p>yes</text:p>
          </table:table-cell>
          <table:table-cell table:number-columns-repeated="2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R0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9615879">
            <text:p>78.5494961588</text:p>
          </table:table-cell>
          <table:table-cell office:value-type="float" office:value="17.41999331275">
            <text:p>17.4199933128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363601">
            <text:p>78.549543636</text:p>
          </table:table-cell>
          <table:table-cell office:value-type="float" office:value="17.41990810972">
            <text:p>17.4199081097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01R02</text:p>
          </table:table-cell>
          <table:table-cell office:value-type="string">
            <text:p>Polygon</text:p>
          </table:table-cell>
          <table:table-cell office:value-type="float" office:value="78.54949939686">
            <text:p>78.5494993969</text:p>
          </table:table-cell>
          <table:table-cell office:value-type="float" office:value="17.41997909957">
            <text:p>17.4199790996</text:p>
          </table:table-cell>
          <table:table-cell office:value-type="float" office:value="78.54948548834">
            <text:p>78.5494854883</text:p>
          </table:table-cell>
          <table:table-cell office:value-type="float" office:value="17.41999284985">
            <text:p>17.4199928499</text:p>
          </table:table-cell>
          <table:table-cell office:value-type="float" office:value="78.54949654812">
            <text:p>78.5494965481</text:p>
          </table:table-cell>
          <table:table-cell office:value-type="float" office:value="17.42000292273">
            <text:p>17.4200029227</text:p>
          </table:table-cell>
          <table:table-cell office:value-type="float" office:value="78.54951079179">
            <text:p>78.5495107918</text:p>
          </table:table-cell>
          <table:table-cell office:value-type="float" office:value="17.41998949223">
            <text:p>17.4199894922</text:p>
          </table:table-cell>
          <table:table-cell office:value-type="float" office:value="78.54949939686">
            <text:p>78.5494993969</text:p>
          </table:table-cell>
          <table:table-cell office:value-type="float" office:value="17.41997909957">
            <text:p>17.4199790996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210294">
            <text:p>78.5495221029</text:p>
          </table:table-cell>
          <table:table-cell office:value-type="float" office:value="17.41990203401">
            <text:p>17.41990203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894398">
            <text:p>78.549538944</text:p>
          </table:table-cell>
          <table:table-cell office:value-type="float" office:value="17.41995591595">
            <text:p>17.41995591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586881">
            <text:p>78.5495558688</text:p>
          </table:table-cell>
          <table:table-cell office:value-type="float" office:value="17.41989659785">
            <text:p>17.419896597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246301">
            <text:p>78.549542463</text:p>
          </table:table-cell>
          <table:table-cell office:value-type="float" office:value="17.41994328488">
            <text:p>17.4199432849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Toilets</text:p>
          </table:table-cell>
          <table:table-cell office:value-type="string">
            <text:p>Polygon</text:p>
          </table:table-cell>
          <table:table-cell office:value-type="float" office:value="78.54952348379">
            <text:p>78.5495234838</text:p>
          </table:table-cell>
          <table:table-cell office:value-type="float" office:value="17.41987271078">
            <text:p>17.4198727108</text:p>
          </table:table-cell>
          <table:table-cell office:value-type="float" office:value="78.54953151287">
            <text:p>78.5495315129</text:p>
          </table:table-cell>
          <table:table-cell office:value-type="float" office:value="17.41988024806">
            <text:p>17.4198802481</text:p>
          </table:table-cell>
          <table:table-cell office:value-type="float" office:value="78.54953387735">
            <text:p>78.5495338774</text:p>
          </table:table-cell>
          <table:table-cell office:value-type="float" office:value="17.41988246771">
            <text:p>17.4198824677</text:p>
          </table:table-cell>
          <table:table-cell office:value-type="float" office:value="78.54953974469">
            <text:p>78.5495397447</text:p>
          </table:table-cell>
          <table:table-cell office:value-type="float" office:value="17.41987734932">
            <text:p>17.4198773493</text:p>
          </table:table-cell>
          <table:table-cell office:value-type="float" office:value="78.54952935113">
            <text:p>78.5495293511</text:p>
          </table:table-cell>
          <table:table-cell office:value-type="float" office:value="17.4198672725">
            <text:p>17.4198672725</text:p>
          </table:table-cell>
          <table:table-cell table:number-columns-repeated="3"/>
          <table:table-cell office:value-type="string">
            <text:p>toilets</text:p>
          </table:table-cell>
          <table:table-cell office:value-type="string">
            <text:p>yes</text:p>
          </table:table-cell>
          <table:table-cell/>
          <table:table-cell office:value-type="float" office:value="78.54952348379">
            <text:p>78.5495234838</text:p>
          </table:table-cell>
          <table:table-cell office:value-type="float" office:value="17.41987271078">
            <text:p>17.4198727108</text:p>
          </table:table-cell>
          <table:table-cell table:number-columns-repeated="24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R0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6011661">
            <text:p>78.5494601166</text:p>
          </table:table-cell>
          <table:table-cell office:value-type="float" office:value="17.41993173218">
            <text:p>17.419931732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57601">
            <text:p>78.5495357601</text:p>
          </table:table-cell>
          <table:table-cell office:value-type="float" office:value="17.41991626396">
            <text:p>17.419916264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stairways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Stair Ways</text:p>
          </table:table-cell>
          <table:table-cell office:value-type="string">
            <text:p>Polygon</text:p>
          </table:table-cell>
          <table:table-cell office:value-type="float" office:value="78.54943929112">
            <text:p>78.5494392911</text:p>
          </table:table-cell>
          <table:table-cell office:value-type="float" office:value="17.41994693569">
            <text:p>17.4199469357</text:p>
          </table:table-cell>
          <table:table-cell office:value-type="float" office:value="78.54945926204">
            <text:p>78.549459262</text:p>
          </table:table-cell>
          <table:table-cell office:value-type="float" office:value="17.41996624817">
            <text:p>17.4199662482</text:p>
          </table:table-cell>
          <table:table-cell office:value-type="float" office:value="78.54946978726">
            <text:p>78.5494697873</text:p>
          </table:table-cell>
          <table:table-cell office:value-type="float" office:value="17.41995646318">
            <text:p>17.4199564632</text:p>
          </table:table-cell>
          <table:table-cell office:value-type="float" office:value="78.54944927658">
            <text:p>78.5494492766</text:p>
          </table:table-cell>
          <table:table-cell office:value-type="float" office:value="17.41993663571">
            <text:p>17.4199366357</text:p>
          </table:table-cell>
          <table:table-cell office:value-type="float" office:value="78.54943929112">
            <text:p>78.5494392911</text:p>
          </table:table-cell>
          <table:table-cell office:value-type="float" office:value="17.41994693569">
            <text:p>17.4199469357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947613">
            <text:p>78.5495294761</text:p>
          </table:table-cell>
          <table:table-cell office:value-type="float" office:value="17.41989467921">
            <text:p>17.419894679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073293">
            <text:p>78.5495307329</text:p>
          </table:table-cell>
          <table:table-cell office:value-type="float" office:value="17.41996343064">
            <text:p>17.419963430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4315212">
            <text:p>78.5495431521</text:p>
          </table:table-cell>
          <table:table-cell office:value-type="float" office:value="17.41991500958">
            <text:p>17.4199150096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ineString</text:p>
          </table:table-cell>
          <table:table-cell table:number-columns-repeated="18"/>
          <table:table-cell office:value-type="string">
            <text:p>yes</text:p>
          </table:table-cell>
          <table:table-cell office:value-type="string">
            <text:p>private</text:p>
          </table:table-cell>
          <table:table-cell office:value-type="float" office:value="78.54951377217">
            <text:p>78.5495137722</text:p>
          </table:table-cell>
          <table:table-cell office:value-type="float" office:value="17.41986420645">
            <text:p>17.4198642065</text:p>
          </table:table-cell>
          <table:table-cell office:value-type="float" office:value="78.54957393072">
            <text:p>78.5495739307</text:p>
          </table:table-cell>
          <table:table-cell office:value-type="float" office:value="17.41992192569">
            <text:p>17.4199219257</text:p>
          </table:table-cell>
          <table:table-cell table:number-columns-repeated="18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782533">
            <text:p>78.5495478253</text:p>
          </table:table-cell>
          <table:table-cell office:value-type="float" office:value="17.41988892327">
            <text:p>17.4198889233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391681">
            <text:p>78.5495339168</text:p>
          </table:table-cell>
          <table:table-cell office:value-type="float" office:value="17.419951599">
            <text:p>17.41995159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6380464">
            <text:p>78.5494638046</text:p>
          </table:table-cell>
          <table:table-cell office:value-type="float" office:value="17.41993797021">
            <text:p>17.419937970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6240414">
            <text:p>78.5495624041</text:p>
          </table:table-cell>
          <table:table-cell office:value-type="float" office:value="17.41992585719">
            <text:p>17.4199258572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ineString</text:p>
          </table:table-cell>
          <table:table-cell table:number-columns-repeated="18"/>
          <table:table-cell office:value-type="string">
            <text:p>yes</text:p>
          </table:table-cell>
          <table:table-cell office:value-type="string">
            <text:p>private</text:p>
          </table:table-cell>
          <table:table-cell office:value-type="float" office:value="78.54946940137">
            <text:p>78.5494694014</text:p>
          </table:table-cell>
          <table:table-cell office:value-type="float" office:value="17.41996630861">
            <text:p>17.4199663086</text:p>
          </table:table-cell>
          <table:table-cell office:value-type="float" office:value="78.5495461496">
            <text:p>78.5495461496</text:p>
          </table:table-cell>
          <table:table-cell office:value-type="float" office:value="17.41989483909">
            <text:p>17.4198948391</text:p>
          </table:table-cell>
          <table:table-cell table:number-columns-repeated="18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143265">
            <text:p>78.5495214327</text:p>
          </table:table-cell>
          <table:table-cell office:value-type="float" office:value="17.41988716451">
            <text:p>17.4198871645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00T0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2169294">
            <text:p>78.5495216929</text:p>
          </table:table-cell>
          <table:table-cell office:value-type="float" office:value="17.41986662918">
            <text:p>17.4198666292</text:p>
          </table:table-cell>
          <table:table-cell office:value-type="string">
            <text:p>toilets</text:p>
          </table:table-cell>
          <table:table-cell/>
          <table:table-cell office:value-type="string">
            <text:p>yes</text:p>
          </table:table-cell>
          <table:table-cell table:number-columns-repeated="2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168401">
            <text:p>78.549521684</text:p>
          </table:table-cell>
          <table:table-cell office:value-type="float" office:value="17.4199552764">
            <text:p>17.419955276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R0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8056845">
            <text:p>78.5494805685</text:p>
          </table:table-cell>
          <table:table-cell office:value-type="float" office:value="17.41990614025">
            <text:p>17.4199061403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023472">
            <text:p>78.5495002347</text:p>
          </table:table-cell>
          <table:table-cell office:value-type="float" office:value="17.41990651085">
            <text:p>17.4199065109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ineString</text:p>
          </table:table-cell>
          <table:table-cell table:number-columns-repeated="18"/>
          <table:table-cell office:value-type="string">
            <text:p>yes</text:p>
          </table:table-cell>
          <table:table-cell office:value-type="string">
            <text:p>private</text:p>
          </table:table-cell>
          <table:table-cell office:value-type="float" office:value="78.54953643039">
            <text:p>78.5495364304</text:p>
          </table:table-cell>
          <table:table-cell office:value-type="float" office:value="17.41996215155">
            <text:p>17.4199621516</text:p>
          </table:table-cell>
          <table:table-cell office:value-type="float" office:value="78.54950559704">
            <text:p>78.549505597</text:p>
          </table:table-cell>
          <table:table-cell office:value-type="float" office:value="17.41993257244">
            <text:p>17.4199325724</text:p>
          </table:table-cell>
          <table:table-cell table:number-columns-repeated="18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7396665">
            <text:p>78.5495739667</text:p>
          </table:table-cell>
          <table:table-cell office:value-type="float" office:value="17.41991402554">
            <text:p>17.4199140255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453274">
            <text:p>78.5495245327</text:p>
          </table:table-cell>
          <table:table-cell office:value-type="float" office:value="17.41994232555">
            <text:p>17.419942325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402551">
            <text:p>78.5495540255</text:p>
          </table:table-cell>
          <table:table-cell office:value-type="float" office:value="17.41993321199">
            <text:p>17.419933212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01R04</text:p>
          </table:table-cell>
          <table:table-cell office:value-type="string">
            <text:p>Polygon</text:p>
          </table:table-cell>
          <table:table-cell office:value-type="float" office:value="78.54944074646">
            <text:p>78.5494407465</text:p>
          </table:table-cell>
          <table:table-cell office:value-type="float" office:value="17.41992841538">
            <text:p>17.4199284154</text:p>
          </table:table-cell>
          <table:table-cell office:value-type="float" office:value="78.54946978726">
            <text:p>78.5494697873</text:p>
          </table:table-cell>
          <table:table-cell office:value-type="float" office:value="17.41995646318">
            <text:p>17.4199564632</text:p>
          </table:table-cell>
          <table:table-cell office:value-type="float" office:value="78.54949168852">
            <text:p>78.5494916885</text:p>
          </table:table-cell>
          <table:table-cell office:value-type="float" office:value="17.41993577018">
            <text:p>17.4199357702</text:p>
          </table:table-cell>
          <table:table-cell office:value-type="float" office:value="78.54947922749">
            <text:p>78.5494792275</text:p>
          </table:table-cell>
          <table:table-cell office:value-type="float" office:value="17.41992367567">
            <text:p>17.4199236757</text:p>
          </table:table-cell>
          <table:table-cell office:value-type="float" office:value="78.54946253089">
            <text:p>78.5494625309</text:p>
          </table:table-cell>
          <table:table-cell office:value-type="float" office:value="17.41990747017">
            <text:p>17.4199074702</text:p>
          </table:table-cell>
          <table:table-cell table:number-columns-repeated="6"/>
          <table:table-cell office:value-type="float" office:value="78.54944074646">
            <text:p>78.5494407465</text:p>
          </table:table-cell>
          <table:table-cell office:value-type="float" office:value="17.41992841538">
            <text:p>17.4199284154</text:p>
          </table:table-cell>
          <table:table-cell table:number-columns-repeated="24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405946">
            <text:p>78.5495140595</text:p>
          </table:table-cell>
          <table:table-cell office:value-type="float" office:value="17.41989419955">
            <text:p>17.419894199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office:value-type="string">
            <text:p>stairway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01ST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tairways</text:p>
          </table:table-cell>
          <table:table-cell office:value-type="float" office:value="78.54945246979">
            <text:p>78.5494524698</text:p>
          </table:table-cell>
          <table:table-cell office:value-type="float" office:value="17.41994951982">
            <text:p>17.4199495198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028456">
            <text:p>78.5495402846</text:p>
          </table:table-cell>
          <table:table-cell office:value-type="float" office:value="17.41988220801">
            <text:p>17.419882208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838691">
            <text:p>78.5495283869</text:p>
          </table:table-cell>
          <table:table-cell office:value-type="float" office:value="17.41992985436">
            <text:p>17.419929854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9498532">
            <text:p>78.5494949853</text:p>
          </table:table-cell>
          <table:table-cell office:value-type="float" office:value="17.41990741984">
            <text:p>17.4199074198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3</text:p>
          </table:table-cell>
          <table:table-cell office:value-type="string">
            <text:p>Polygon</text:p>
          </table:table-cell>
          <table:table-cell office:value-type="float" office:value="78.54947520403">
            <text:p>78.549475204</text:p>
          </table:table-cell>
          <table:table-cell office:value-type="float" office:value="17.41990182161">
            <text:p>17.4199018216</text:p>
          </table:table-cell>
          <table:table-cell office:value-type="float" office:value="78.54950085266">
            <text:p>78.5495008527</text:p>
          </table:table-cell>
          <table:table-cell office:value-type="float" office:value="17.41992645384">
            <text:p>17.4199264538</text:p>
          </table:table-cell>
          <table:table-cell office:value-type="float" office:value="78.54952147214">
            <text:p>78.5495214721</text:p>
          </table:table-cell>
          <table:table-cell office:value-type="float" office:value="17.41990757979">
            <text:p>17.4199075798</text:p>
          </table:table-cell>
          <table:table-cell office:value-type="float" office:value="78.54951444789">
            <text:p>78.5495144479</text:p>
          </table:table-cell>
          <table:table-cell office:value-type="float" office:value="17.41990100577">
            <text:p>17.4199010058</text:p>
          </table:table-cell>
          <table:table-cell office:value-type="float" office:value="78.54949515296">
            <text:p>78.549495153</text:p>
          </table:table-cell>
          <table:table-cell office:value-type="float" office:value="17.41988294756">
            <text:p>17.4198829476</text:p>
          </table:table-cell>
          <table:table-cell table:number-columns-repeated="6"/>
          <table:table-cell office:value-type="float" office:value="78.54947520403">
            <text:p>78.549475204</text:p>
          </table:table-cell>
          <table:table-cell office:value-type="float" office:value="17.41990182161">
            <text:p>17.4199018216</text:p>
          </table:table-cell>
          <table:table-cell table:number-columns-repeated="24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49235881">
            <text:p>78.5494923588</text:p>
          </table:table-cell>
          <table:table-cell office:value-type="float" office:value="17.41989819672">
            <text:p>17.419898196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6374472">
            <text:p>78.5495637447</text:p>
          </table:table-cell>
          <table:table-cell office:value-type="float" office:value="17.41990363288">
            <text:p>17.419903632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632169">
            <text:p>78.5495163217</text:p>
          </table:table-cell>
          <table:table-cell office:value-type="float" office:value="17.41995031991">
            <text:p>17.4199503199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2</text:p>
          </table:table-cell>
          <table:table-cell office:value-type="string">
            <text:p>Polygon</text:p>
          </table:table-cell>
          <table:table-cell office:value-type="float" office:value="78.54944284989">
            <text:p>78.5494428499</text:p>
          </table:table-cell>
          <table:table-cell office:value-type="float" office:value="17.41993221203">
            <text:p>17.419932212</text:p>
          </table:table-cell>
          <table:table-cell office:value-type="float" office:value="78.54944799252">
            <text:p>78.5494479925</text:p>
          </table:table-cell>
          <table:table-cell office:value-type="float" office:value="17.41993705669">
            <text:p>17.4199370567</text:p>
          </table:table-cell>
          <table:table-cell office:value-type="float" office:value="78.5494693367">
            <text:p>78.5494693367</text:p>
          </table:table-cell>
          <table:table-cell office:value-type="float" office:value="17.41995716415">
            <text:p>17.4199571642</text:p>
          </table:table-cell>
          <table:table-cell office:value-type="float" office:value="78.54948861508">
            <text:p>78.5494886151</text:p>
          </table:table-cell>
          <table:table-cell office:value-type="float" office:value="17.41993972966">
            <text:p>17.4199397297</text:p>
          </table:table-cell>
          <table:table-cell office:value-type="float" office:value="78.54947791707">
            <text:p>78.5494779171</text:p>
          </table:table-cell>
          <table:table-cell office:value-type="float" office:value="17.41992914171">
            <text:p>17.4199291417</text:p>
          </table:table-cell>
          <table:table-cell table:number-columns-repeated="6"/>
          <table:table-cell office:value-type="float" office:value="78.54946179299">
            <text:p>78.549461793</text:p>
          </table:table-cell>
          <table:table-cell office:value-type="float" office:value="17.41991365788">
            <text:p>17.4199136579</text:p>
          </table:table-cell>
          <table:table-cell table:number-columns-repeated="6"/>
          <table:table-cell office:value-type="float" office:value="78.54944284989">
            <text:p>78.5494428499</text:p>
          </table:table-cell>
          <table:table-cell office:value-type="float" office:value="17.41993221203">
            <text:p>17.419932212</text:p>
          </table:table-cell>
          <table:table-cell table:number-columns-repeated="1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514417">
            <text:p>78.5495451442</text:p>
          </table:table-cell>
          <table:table-cell office:value-type="float" office:value="17.41992521764">
            <text:p>17.419925217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534568">
            <text:p>78.5495053457</text:p>
          </table:table-cell>
          <table:table-cell office:value-type="float" office:value="17.41988620519">
            <text:p>17.419886205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157079">
            <text:p>78.5495315708</text:p>
          </table:table-cell>
          <table:table-cell office:value-type="float" office:value="17.419873734">
            <text:p>17.41987373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854997">
            <text:p>78.54955855</text:p>
          </table:table-cell>
          <table:table-cell office:value-type="float" office:value="17.41993752894">
            <text:p>17.419937528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2650128">
            <text:p>78.5495265013</text:p>
          </table:table-cell>
          <table:table-cell office:value-type="float" office:value="17.41989574353">
            <text:p>17.4198957435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Toilets</text:p>
          </table:table-cell>
          <table:table-cell office:value-type="string">
            <text:p>Polygon</text:p>
          </table:table-cell>
          <table:table-cell office:value-type="float" office:value="78.54946179299">
            <text:p>78.549461793</text:p>
          </table:table-cell>
          <table:table-cell office:value-type="float" office:value="17.41991365788">
            <text:p>17.4199136579</text:p>
          </table:table-cell>
          <table:table-cell office:value-type="float" office:value="78.54947791707">
            <text:p>78.5494779171</text:p>
          </table:table-cell>
          <table:table-cell office:value-type="float" office:value="17.41992914171">
            <text:p>17.4199291417</text:p>
          </table:table-cell>
          <table:table-cell office:value-type="float" office:value="78.54948425649">
            <text:p>78.5494842565</text:p>
          </table:table-cell>
          <table:table-cell office:value-type="float" office:value="17.41992293495">
            <text:p>17.419922935</text:p>
          </table:table-cell>
          <table:table-cell office:value-type="float" office:value="78.54946866615">
            <text:p>78.5494686662</text:p>
          </table:table-cell>
          <table:table-cell office:value-type="float" office:value="17.41990757979">
            <text:p>17.4199075798</text:p>
          </table:table-cell>
          <table:table-cell office:value-type="float" office:value="78.54946179299">
            <text:p>78.549461793</text:p>
          </table:table-cell>
          <table:table-cell office:value-type="float" office:value="17.41991365788">
            <text:p>17.4199136579</text:p>
          </table:table-cell>
          <table:table-cell table:number-columns-repeated="3"/>
          <table:table-cell office:value-type="string">
            <text:p>toilets</text:p>
          </table:table-cell>
          <table:table-cell table:number-columns-repeated="2" office:value-type="string">
            <text:p>yes</text:p>
          </table:table-cell>
          <table:table-cell table:number-columns-repeated="2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R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8325066">
            <text:p>78.5494832507</text:p>
          </table:table-cell>
          <table:table-cell office:value-type="float" office:value="17.41998179638">
            <text:p>17.419981796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832805">
            <text:p>78.5495483281</text:p>
          </table:table-cell>
          <table:table-cell office:value-type="float" office:value="17.41991242667">
            <text:p>17.4199124267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ineString</text:p>
          </table:table-cell>
          <table:table-cell table:number-columns-repeated="18"/>
          <table:table-cell office:value-type="string">
            <text:p>yes</text:p>
          </table:table-cell>
          <table:table-cell office:value-type="string">
            <text:p>private</text:p>
          </table:table-cell>
          <table:table-cell office:value-type="float" office:value="78.54948565591">
            <text:p>78.5494856559</text:p>
          </table:table-cell>
          <table:table-cell office:value-type="float" office:value="17.41993449109">
            <text:p>17.4199344911</text:p>
          </table:table-cell>
          <table:table-cell office:value-type="float" office:value="78.54949185609">
            <text:p>78.5494918561</text:p>
          </table:table-cell>
          <table:table-cell office:value-type="float" office:value="17.41992873515">
            <text:p>17.4199287352</text:p>
          </table:table-cell>
          <table:table-cell table:number-columns-repeated="2"/>
          <table:table-cell office:value-type="float" office:value="78.54950090501">
            <text:p>78.549500905</text:p>
          </table:table-cell>
          <table:table-cell office:value-type="float" office:value="17.41993688939">
            <text:p>17.4199368894</text:p>
          </table:table-cell>
          <table:table-cell table:number-columns-repeated="14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903228">
            <text:p>78.5495090323</text:p>
          </table:table-cell>
          <table:table-cell office:value-type="float" office:value="17.41987501309">
            <text:p>17.4198750131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0793484">
            <text:p>78.5495079348</text:p>
          </table:table-cell>
          <table:table-cell office:value-type="float" office:value="17.41994522668">
            <text:p>17.419945226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693762">
            <text:p>78.5495069376</text:p>
          </table:table-cell>
          <table:table-cell office:value-type="float" office:value="17.41994136623">
            <text:p>17.419941366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48833707">
            <text:p>78.5494883371</text:p>
          </table:table-cell>
          <table:table-cell office:value-type="float" office:value="17.41989451932">
            <text:p>17.4198945193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972298">
            <text:p>78.549559723</text:p>
          </table:table-cell>
          <table:table-cell office:value-type="float" office:value="17.41990011537">
            <text:p>17.419900115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765776">
            <text:p>78.5495476578</text:p>
          </table:table-cell>
          <table:table-cell office:value-type="float" office:value="17.41994808149">
            <text:p>17.4199480815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6</text:p>
          </table:table-cell>
          <table:table-cell office:value-type="string">
            <text:p>Polygon</text:p>
          </table:table-cell>
          <table:table-cell office:value-type="float" office:value="78.54947791707">
            <text:p>78.5494779171</text:p>
          </table:table-cell>
          <table:table-cell office:value-type="float" office:value="17.41992914171">
            <text:p>17.4199291417</text:p>
          </table:table-cell>
          <table:table-cell office:value-type="float" office:value="78.5495129226">
            <text:p>78.5495129226</text:p>
          </table:table-cell>
          <table:table-cell office:value-type="float" office:value="17.41996244249">
            <text:p>17.4199624425</text:p>
          </table:table-cell>
          <table:table-cell office:value-type="float" office:value="78.54956002889">
            <text:p>78.5495600289</text:p>
          </table:table-cell>
          <table:table-cell office:value-type="float" office:value="17.41991813647">
            <text:p>17.4199181365</text:p>
          </table:table-cell>
          <table:table-cell office:value-type="float" office:value="78.5495353861">
            <text:p>78.5495353861</text:p>
          </table:table-cell>
          <table:table-cell office:value-type="float" office:value="17.41989462388">
            <text:p>17.4198946239</text:p>
          </table:table-cell>
          <table:table-cell office:value-type="float" office:value="78.54952750711">
            <text:p>78.5495275071</text:p>
          </table:table-cell>
          <table:table-cell office:value-type="float" office:value="17.41990198156">
            <text:p>17.4199019816</text:p>
          </table:table-cell>
          <table:table-cell table:number-columns-repeated="6"/>
          <table:table-cell office:value-type="float" office:value="78.54952054315">
            <text:p>78.5495205432</text:p>
          </table:table-cell>
          <table:table-cell office:value-type="float" office:value="17.41989532718">
            <text:p>17.4198953272</text:p>
          </table:table-cell>
          <table:table-cell table:number-columns-repeated="6"/>
          <table:table-cell office:value-type="float" office:value="78.54951444789">
            <text:p>78.5495144479</text:p>
          </table:table-cell>
          <table:table-cell office:value-type="float" office:value="17.41990100577">
            <text:p>17.4199010058</text:p>
          </table:table-cell>
          <table:table-cell table:number-columns-repeated="2"/>
          <table:table-cell office:value-type="float" office:value="78.54952147214">
            <text:p>78.5495214721</text:p>
          </table:table-cell>
          <table:table-cell office:value-type="float" office:value="17.41990757979">
            <text:p>17.4199075798</text:p>
          </table:table-cell>
          <table:table-cell office:value-type="float" office:value="78.54950085266">
            <text:p>78.5495008527</text:p>
          </table:table-cell>
          <table:table-cell office:value-type="float" office:value="17.41992645384">
            <text:p>17.4199264538</text:p>
          </table:table-cell>
          <table:table-cell office:value-type="float" office:value="78.54949062673">
            <text:p>78.5494906267</text:p>
          </table:table-cell>
          <table:table-cell office:value-type="float" office:value="17.41991701682">
            <text:p>17.4199170168</text:p>
          </table:table-cell>
          <table:table-cell office:value-type="float" office:value="78.54947791707">
            <text:p>78.5494779171</text:p>
          </table:table-cell>
          <table:table-cell office:value-type="float" office:value="17.41992914171">
            <text:p>17.4199291417</text:p>
          </table:table-cell>
          <table:table-cell table:number-columns-repeated="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R03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1694591">
            <text:p>78.5495169459</text:p>
          </table:table-cell>
          <table:table-cell office:value-type="float" office:value="17.4199741188">
            <text:p>17.4199741188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928364">
            <text:p>78.5495092836</text:p>
          </table:table-cell>
          <table:table-cell office:value-type="float" office:value="17.41991466509">
            <text:p>17.4199146651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01R01</text:p>
          </table:table-cell>
          <table:table-cell office:value-type="string">
            <text:p>Polygon</text:p>
          </table:table-cell>
          <table:table-cell office:value-type="float" office:value="78.54946889865">
            <text:p>78.5494688987</text:p>
          </table:table-cell>
          <table:table-cell office:value-type="float" office:value="17.41997638149">
            <text:p>17.4199763815</text:p>
          </table:table-cell>
          <table:table-cell office:value-type="float" office:value="78.54948548834">
            <text:p>78.5494854883</text:p>
          </table:table-cell>
          <table:table-cell office:value-type="float" office:value="17.41999284985">
            <text:p>17.4199928499</text:p>
          </table:table-cell>
          <table:table-cell office:value-type="float" office:value="78.54949721841">
            <text:p>78.5494972184</text:p>
          </table:table-cell>
          <table:table-cell office:value-type="float" office:value="17.41998101822">
            <text:p>17.4199810182</text:p>
          </table:table-cell>
          <table:table-cell office:value-type="float" office:value="78.54948029359">
            <text:p>78.5494802936</text:p>
          </table:table-cell>
          <table:table-cell office:value-type="float" office:value="17.41996502951">
            <text:p>17.4199650295</text:p>
          </table:table-cell>
          <table:table-cell office:value-type="float" office:value="78.54946889865">
            <text:p>78.5494688987</text:p>
          </table:table-cell>
          <table:table-cell office:value-type="float" office:value="17.41997638149">
            <text:p>17.4199763815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824877">
            <text:p>78.5495182488</text:p>
          </table:table-cell>
          <table:table-cell office:value-type="float" office:value="17.41989835661">
            <text:p>17.419898356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00T0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8137046">
            <text:p>78.5494813705</text:p>
          </table:table-cell>
          <table:table-cell office:value-type="float" office:value="17.41991451421">
            <text:p>17.4199145142</text:p>
          </table:table-cell>
          <table:table-cell office:value-type="string">
            <text:p>toilets</text:p>
          </table:table-cell>
          <table:table-cell office:value-type="string">
            <text:p>yes</text:p>
          </table:table-cell>
          <table:table-cell table:number-columns-repeated="27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ineString</text:p>
          </table:table-cell>
          <table:table-cell table:number-columns-repeated="18"/>
          <table:table-cell office:value-type="string">
            <text:p>yes</text:p>
          </table:table-cell>
          <table:table-cell office:value-type="string">
            <text:p>private</text:p>
          </table:table-cell>
          <table:table-cell office:value-type="float" office:value="78.54952101372">
            <text:p>78.5495210137</text:p>
          </table:table-cell>
          <table:table-cell office:value-type="float" office:value="17.41991786283">
            <text:p>17.4199178628</text:p>
          </table:table-cell>
          <table:table-cell office:value-type="float" office:value="78.54955385794">
            <text:p>78.5495538579</text:p>
          </table:table-cell>
          <table:table-cell office:value-type="float" office:value="17.41994728205">
            <text:p>17.4199472821</text:p>
          </table:table-cell>
          <table:table-cell table:number-columns-repeated="18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218222">
            <text:p>78.5495521822</text:p>
          </table:table-cell>
          <table:table-cell office:value-type="float" office:value="17.41989212101">
            <text:p>17.419892121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844127">
            <text:p>78.5495384413</text:p>
          </table:table-cell>
          <table:table-cell office:value-type="float" office:value="17.41993944759">
            <text:p>17.4199394476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R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4918002">
            <text:p>78.5494918002</text:p>
          </table:table-cell>
          <table:table-cell office:value-type="float" office:value="17.41996196264">
            <text:p>17.4199619626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Toilets</text:p>
          </table:table-cell>
          <table:table-cell office:value-type="string">
            <text:p>Polygon</text:p>
          </table:table-cell>
          <table:table-cell office:value-type="float" office:value="78.5495142637">
            <text:p>78.5495142637</text:p>
          </table:table-cell>
          <table:table-cell office:value-type="float" office:value="17.41986375361">
            <text:p>17.4198637536</text:p>
          </table:table-cell>
          <table:table-cell office:value-type="float" office:value="78.54952348379">
            <text:p>78.5495234838</text:p>
          </table:table-cell>
          <table:table-cell office:value-type="float" office:value="17.41987271078">
            <text:p>17.4198727108</text:p>
          </table:table-cell>
          <table:table-cell office:value-type="float" office:value="78.54952935113">
            <text:p>78.5495293511</text:p>
          </table:table-cell>
          <table:table-cell office:value-type="float" office:value="17.4198672725">
            <text:p>17.4198672725</text:p>
          </table:table-cell>
          <table:table-cell office:value-type="float" office:value="78.54952063395">
            <text:p>78.549520634</text:p>
          </table:table-cell>
          <table:table-cell office:value-type="float" office:value="17.41985815537">
            <text:p>17.4198581554</text:p>
          </table:table-cell>
          <table:table-cell office:value-type="float" office:value="78.5495142637">
            <text:p>78.5495142637</text:p>
          </table:table-cell>
          <table:table-cell office:value-type="float" office:value="17.41986375361">
            <text:p>17.4198637536</text:p>
          </table:table-cell>
          <table:table-cell table:number-columns-repeated="3"/>
          <table:table-cell office:value-type="string">
            <text:p>toilets</text:p>
          </table:table-cell>
          <table:table-cell/>
          <table:table-cell office:value-type="string">
            <text:p>yes</text:p>
          </table:table-cell>
          <table:table-cell table:number-columns-repeated="26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7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6743132">
            <text:p>78.5495674313</text:p>
          </table:table-cell>
          <table:table-cell office:value-type="float" office:value="17.41993017414">
            <text:p>17.4199301741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stairways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Stair Ways</text:p>
          </table:table-cell>
          <table:table-cell office:value-type="string">
            <text:p>Polygon</text:p>
          </table:table-cell>
          <table:table-cell office:value-type="float" office:value="78.54943916185">
            <text:p>78.5494391619</text:p>
          </table:table-cell>
          <table:table-cell office:value-type="float" office:value="17.41994660749">
            <text:p>17.4199466075</text:p>
          </table:table-cell>
          <table:table-cell office:value-type="float" office:value="78.54945944605">
            <text:p>78.5494594461</text:p>
          </table:table-cell>
          <table:table-cell office:value-type="float" office:value="17.41996628128">
            <text:p>17.4199662813</text:p>
          </table:table-cell>
          <table:table-cell office:value-type="float" office:value="78.5494693367">
            <text:p>78.5494693367</text:p>
          </table:table-cell>
          <table:table-cell office:value-type="float" office:value="17.41995716415">
            <text:p>17.4199571642</text:p>
          </table:table-cell>
          <table:table-cell office:value-type="float" office:value="78.54944799252">
            <text:p>78.5494479925</text:p>
          </table:table-cell>
          <table:table-cell office:value-type="float" office:value="17.41993705669">
            <text:p>17.4199370567</text:p>
          </table:table-cell>
          <table:table-cell office:value-type="float" office:value="78.54943916185">
            <text:p>78.5494391619</text:p>
          </table:table-cell>
          <table:table-cell office:value-type="float" office:value="17.41994660749">
            <text:p>17.4199466075</text:p>
          </table:table-cell>
          <table:table-cell table:number-columns-repeated="32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5"/>
          <table:table-cell office:value-type="string">
            <text:p>LineString</text:p>
          </table:table-cell>
          <table:table-cell table:number-columns-repeated="20"/>
          <table:table-cell office:value-type="float" office:value="78.5494846">
            <text:p>78.5494846</text:p>
          </table:table-cell>
          <table:table-cell office:value-type="float" office:value="17.4200239">
            <text:p>17.4200239</text:p>
          </table:table-cell>
          <table:table-cell office:value-type="float" office:value="78.5495922">
            <text:p>78.5495922</text:p>
          </table:table-cell>
          <table:table-cell office:value-type="float" office:value="17.41992">
            <text:p>17.41992</text:p>
          </table:table-cell>
          <table:table-cell table:number-columns-repeated="2"/>
          <table:table-cell office:value-type="float" office:value="78.5495156">
            <text:p>78.5495156</text:p>
          </table:table-cell>
          <table:table-cell office:value-type="float" office:value="17.4198478">
            <text:p>17.4198478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Vedic Systems</text:p>
          </table:table-cell>
          <table:table-cell office:value-type="float" office:value="78.5494081">
            <text:p>78.5494081</text:p>
          </table:table-cell>
          <table:table-cell office:value-type="float" office:value="17.4199518">
            <text:p>17.4199518</text:p>
          </table:table-cell>
          <table:table-cell office:value-type="float" office:value="78.5494846">
            <text:p>78.5494846</text:p>
          </table:table-cell>
          <table:table-cell office:value-type="float" office:value="17.4200239">
            <text:p>17.4200239</text:p>
          </table:table-cell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528682">
            <text:p>78.5495252868</text:p>
          </table:table-cell>
          <table:table-cell office:value-type="float" office:value="17.41989116169">
            <text:p>17.419891161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570575">
            <text:p>78.5495257058</text:p>
          </table:table-cell>
          <table:table-cell office:value-type="float" office:value="17.41995911369">
            <text:p>17.419959113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425646">
            <text:p>78.5495042565</text:p>
          </table:table-cell>
          <table:table-cell office:value-type="float" office:value="17.41991034814">
            <text:p>17.4199103481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table:number-columns-repeated="5"/>
          <table:table-cell office:value-type="string">
            <text:p>LineString</text:p>
          </table:table-cell>
          <table:table-cell table:number-columns-repeated="20"/>
          <table:table-cell office:value-type="float" office:value="78.54949034794">
            <text:p>78.5494903479</text:p>
          </table:table-cell>
          <table:table-cell office:value-type="float" office:value="17.41988780406">
            <text:p>17.4198878041</text:p>
          </table:table-cell>
          <table:table-cell office:value-type="float" office:value="78.54952118129">
            <text:p>78.5495211813</text:p>
          </table:table-cell>
          <table:table-cell office:value-type="float" office:value="17.41991770295">
            <text:p>17.419917703</text:p>
          </table:table-cell>
          <table:table-cell table:number-columns-repeated="18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60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7865868">
            <text:p>78.5495786587</text:p>
          </table:table-cell>
          <table:table-cell office:value-type="float" office:value="17.41991850238">
            <text:p>17.419918502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0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2972749">
            <text:p>78.5495297275</text:p>
          </table:table-cell>
          <table:table-cell office:value-type="float" office:value="17.41994696228">
            <text:p>17.4199469623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9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5787968">
            <text:p>78.5495578797</text:p>
          </table:table-cell>
          <table:table-cell office:value-type="float" office:value="17.41992138035">
            <text:p>17.419921380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00S00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0877435">
            <text:p>78.5495087744</text:p>
          </table:table-cell>
          <table:table-cell office:value-type="float" office:value="17.41996157468">
            <text:p>17.4199615747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1R5</text:p>
          </table:table-cell>
          <table:table-cell office:value-type="string">
            <text:p>Polygon</text:p>
          </table:table-cell>
          <table:table-cell office:value-type="float" office:value="78.54946253089">
            <text:p>78.5494625309</text:p>
          </table:table-cell>
          <table:table-cell office:value-type="float" office:value="17.41990747017">
            <text:p>17.4199074702</text:p>
          </table:table-cell>
          <table:table-cell office:value-type="float" office:value="78.54947922749">
            <text:p>78.5494792275</text:p>
          </table:table-cell>
          <table:table-cell office:value-type="float" office:value="17.41992367567">
            <text:p>17.4199236757</text:p>
          </table:table-cell>
          <table:table-cell office:value-type="float" office:value="78.5494948724">
            <text:p>78.5494948724</text:p>
          </table:table-cell>
          <table:table-cell office:value-type="float" office:value="17.41990890916">
            <text:p>17.4199089092</text:p>
          </table:table-cell>
          <table:table-cell office:value-type="float" office:value="78.54947811514">
            <text:p>78.5494781151</text:p>
          </table:table-cell>
          <table:table-cell office:value-type="float" office:value="17.41989212101">
            <text:p>17.419892121</text:p>
          </table:table-cell>
          <table:table-cell office:value-type="float" office:value="78.54946253089">
            <text:p>78.5494625309</text:p>
          </table:table-cell>
          <table:table-cell office:value-type="float" office:value="17.41990747017">
            <text:p>17.4199074702</text:p>
          </table:table-cell>
          <table:table-cell table:number-columns-repeated="32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46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707576">
            <text:p>78.5495170758</text:p>
          </table:table-cell>
          <table:table-cell office:value-type="float" office:value="17.41988316734">
            <text:p>17.4198831673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5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3307894">
            <text:p>78.5495330789</text:p>
          </table:table-cell>
          <table:table-cell office:value-type="float" office:value="17.41993449109">
            <text:p>17.4199344911</text:p>
          </table:table-cell>
          <table:table-cell table:number-columns-repeated="29"/>
        </table:table-row>
        <table:table-row table:style-name="ro2" table:visibility="filter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F00R04</text:p>
          </table:table-cell>
          <table:table-cell office:value-type="string">
            <text:p>Polygon</text:p>
          </table:table-cell>
          <table:table-cell office:value-type="float" office:value="78.54949515296">
            <text:p>78.549495153</text:p>
          </table:table-cell>
          <table:table-cell office:value-type="float" office:value="17.41988294756">
            <text:p>17.4198829476</text:p>
          </table:table-cell>
          <table:table-cell office:value-type="float" office:value="78.54950956983">
            <text:p>78.5495095698</text:p>
          </table:table-cell>
          <table:table-cell office:value-type="float" office:value="17.41986935184">
            <text:p>17.4198693518</text:p>
          </table:table-cell>
          <table:table-cell office:value-type="float" office:value="78.54952868057">
            <text:p>78.5495286806</text:p>
          </table:table-cell>
          <table:table-cell office:value-type="float" office:value="17.41988774605">
            <text:p>17.4198877461</text:p>
          </table:table-cell>
          <table:table-cell office:value-type="float" office:value="78.54952054315">
            <text:p>78.5495205432</text:p>
          </table:table-cell>
          <table:table-cell office:value-type="float" office:value="17.41989532718">
            <text:p>17.4198953272</text:p>
          </table:table-cell>
          <table:table-cell office:value-type="float" office:value="78.54951444789">
            <text:p>78.5495144479</text:p>
          </table:table-cell>
          <table:table-cell office:value-type="float" office:value="17.41990100577">
            <text:p>17.4199010058</text:p>
          </table:table-cell>
          <table:table-cell table:number-columns-repeated="6"/>
          <table:table-cell office:value-type="float" office:value="78.54949515296">
            <text:p>78.549495153</text:p>
          </table:table-cell>
          <table:table-cell office:value-type="float" office:value="17.41988294756">
            <text:p>17.4198829476</text:p>
          </table:table-cell>
          <table:table-cell table:number-columns-repeated="24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22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49654812">
            <text:p>78.5494965481</text:p>
          </table:table-cell>
          <table:table-cell office:value-type="float" office:value="17.41990251367">
            <text:p>17.4199025137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office:value-type="string">
            <text:p>roo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00T0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Room</text:p>
          </table:table-cell>
          <table:table-cell office:value-type="float" office:value="78.54953121113">
            <text:p>78.5495312111</text:p>
          </table:table-cell>
          <table:table-cell office:value-type="float" office:value="17.41987521546">
            <text:p>17.4198752155</text:p>
          </table:table-cell>
          <table:table-cell office:value-type="string">
            <text:p>toilets</text:p>
          </table:table-cell>
          <table:table-cell office:value-type="string">
            <text:p>yes</text:p>
          </table:table-cell>
          <table:table-cell table:number-columns-repeated="27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58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6793404">
            <text:p>78.549567934</text:p>
          </table:table-cell>
          <table:table-cell office:value-type="float" office:value="17.41990747017">
            <text:p>17.4199074702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1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1984071">
            <text:p>78.5495198407</text:p>
          </table:table-cell>
          <table:table-cell office:value-type="float" office:value="17.41993816849">
            <text:p>17.4199381685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office:value-type="string">
            <text:p>stairway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00ST0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tairways</text:p>
          </table:table-cell>
          <table:table-cell office:value-type="float" office:value="78.54945420037">
            <text:p>78.5494542004</text:p>
          </table:table-cell>
          <table:table-cell office:value-type="float" office:value="17.41995298736">
            <text:p>17.4199529874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34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5498362">
            <text:p>78.5495498362</text:p>
          </table:table-cell>
          <table:table-cell office:value-type="float" office:value="17.41992905493">
            <text:p>17.4199290549</text:p>
          </table:table-cell>
          <table:table-cell table:number-columns-repeated="29"/>
        </table:table-row>
        <table:table-row table:style-name="ro2">
          <table:table-cell office:value-type="string">
            <text:p>Featur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F01S061</text:p>
          </table:table-cell>
          <table:table-cell office:value-type="string">
            <text:p>Point</text:p>
          </table:table-cell>
          <table:table-cell table:number-columns-repeated="10"/>
          <table:table-cell office:value-type="string">
            <text:p>Seat</text:p>
          </table:table-cell>
          <table:table-cell office:value-type="float" office:value="78.54947357443">
            <text:p>78.5494735744</text:p>
          </table:table-cell>
          <table:table-cell office:value-type="float" office:value="17.41991247565">
            <text:p>17.4199124757</text:p>
          </table:table-cell>
          <table:table-cell table:number-columns-repeated="29"/>
        </table:table-row>
      </table:table>
      <table:database-ranges>
        <table:database-range table:name="__Anonymous_Sheet_DB__0" table:target-range-address="'result (2)'.A1:'result (2)'.AW106" table:display-filter-buttons="true">
          <table:filter>
            <table:filter-condition table:field-number="6" table:value="Poin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9/06/2017</text:date>, <text:time>15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5:16:45</dc:date>
    <meta:editing-duration>PT18H31M20S</meta:editing-duration>
    <meta:editing-cycles>3</meta:editing-cycles>
    <meta:generator>OpenOffice/4.1.3$Unix OpenOffice.org_project/413m1$Build-9783</meta:generator>
    <dc:creator>Sreenadh Kondru</dc:creator>
    <meta:document-statistic meta:table-count="2" meta:cell-count="1763" meta:object-count="0"/>
  </office:meta>
</office:document-meta>
</file>